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anei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5614.39" table:style-name="ce14">
            <text:p>75.614<text:s/></text:p>
          </table:table-cell>
          <table:table-cell office:value-type="float" office:value="155283.79" table:style-name="ce14">
            <text:p>155.284<text:s/></text:p>
          </table:table-cell>
          <table:table-cell office:value-type="float" office:value="53318170.93" table:style-name="ce14">
            <text:p>53.318.171<text:s/></text:p>
          </table:table-cell>
          <table:table-cell office:value-type="float" office:value="1216.54" table:style-name="ce14">
            <text:p>1.217<text:s/></text:p>
          </table:table-cell>
          <table:table-cell office:value-type="float" office:value="83132897.140000001" table:style-name="ce14">
            <text:p>83.132.897<text:s/></text:p>
          </table:table-cell>
          <table:table-cell office:value-type="float" office:value="41976730.960000001" table:style-name="ce14">
            <text:p>41.976.731<text:s/></text:p>
          </table:table-cell>
          <table:table-cell office:value-type="float" office:value="4197272.66" table:style-name="ce14">
            <text:p>4.197.273<text:s/></text:p>
          </table:table-cell>
          <table:table-cell office:value-type="float" office:value="161914355.58000001" table:style-name="ce14">
            <text:p>161.914.356<text:s/></text:p>
          </table:table-cell>
          <table:table-cell office:value-type="float" office:value="29657891.84" table:style-name="ce14">
            <text:p>29.657.892<text:s/></text:p>
          </table:table-cell>
          <table:table-cell office:value-type="float" office:value="9812601.1199999992" table:style-name="ce14">
            <text:p>9.812.601<text:s/></text:p>
          </table:table-cell>
          <table:table-cell office:value-type="float" office:value="81162595.269999996" table:style-name="ce14">
            <text:p>81.162.595<text:s/></text:p>
          </table:table-cell>
          <table:table-cell office:value-type="float" office:value="296737.36" table:style-name="ce14">
            <text:p>296.737<text:s/></text:p>
          </table:table-cell>
          <table:table-cell office:value-type="float" office:value="1768537.94" table:style-name="ce14">
            <text:p>1.768.538<text:s/></text:p>
          </table:table-cell>
          <table:table-cell office:value-type="float" office:value="5238040.3499999996" table:style-name="ce14">
            <text:p>5.238.040<text:s/></text:p>
          </table:table-cell>
          <table:table-cell office:value-type="float" office:value="5246969.53" table:style-name="ce14">
            <text:p>5.246.970<text:s/></text:p>
          </table:table-cell>
          <table:table-cell office:value-type="float" office:value="86222440.019999996" table:style-name="ce14">
            <text:p>86.222.440<text:s/></text:p>
          </table:table-cell>
          <table:table-cell office:value-type="float" office:value="7602.55" table:style-name="ce14">
            <text:p>7.603<text:s/></text:p>
          </table:table-cell>
          <table:table-cell office:value-type="float" office:value="301813193.95999998" table:style-name="ce14">
            <text:p>301.813.194<text:s/></text:p>
          </table:table-cell>
          <table:table-cell office:value-type="float" office:value="261928574.88" table:style-name="ce14">
            <text:p>261.928.575<text:s/></text:p>
          </table:table-cell>
          <table:table-cell office:value-type="float" office:value="910024.74" table:style-name="ce14">
            <text:p>910.025<text:s/></text:p>
          </table:table-cell>
          <table:table-cell office:value-type="float" office:value="16078.45" table:style-name="ce14">
            <text:p>16.078<text:s/></text:p>
          </table:table-cell>
          <table:table-cell office:value-type="float" office:value="35265.519999999997" table:style-name="ce14">
            <text:p>35.266<text:s/></text:p>
          </table:table-cell>
          <table:table-cell office:value-type="float" office:value="157737564.63" table:style-name="ce14">
            <text:p>157.737.565<text:s/></text:p>
          </table:table-cell>
          <table:table-cell office:value-type="float" office:value="655408473.40999997" table:style-name="ce14">
            <text:p>655.408.473<text:s/></text:p>
          </table:table-cell>
          <table:table-cell office:value-type="float" office:value="378273.19" table:style-name="ce14">
            <text:p>378.273<text:s/></text:p>
          </table:table-cell>
          <table:table-cell office:value-type="float" office:value="1743320123.95" table:style-name="ce14">
            <text:p>1.743.320.124<text:s/></text:p>
          </table:table-cell>
          <table:table-cell office:value-type="float" office:value="142.16" table:style-name="ce14">
            <text:p>142<text:s/></text:p>
          </table:table-cell>
          <table:table-cell office:value-type="float" office:value="3685732672.8599997" table:style-name="ce15">
            <text:p>3.685.732.6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40.29" table:style-name="ce17">
            <text:p>1.540<text:s/></text:p>
          </table:table-cell>
          <table:table-cell office:value-type="float" office:value="-4.34" table:style-name="ce17">
            <text:p>(4)</text:p>
          </table:table-cell>
          <table:table-cell office:value-type="float" office:value="0" table:style-name="ce17">
            <text:p>-<text:s/></text:p>
          </table:table-cell>
          <table:table-cell office:value-type="float" office:value="531.55999999999995" table:style-name="ce17">
            <text:p>532<text:s/></text:p>
          </table:table-cell>
          <table:table-cell office:value-type="float" office:value="-44.25" table:style-name="ce17">
            <text:p>(44)</text:p>
          </table:table-cell>
          <table:table-cell office:value-type="float" office:value="-62.62" table:style-name="ce17">
            <text:p>(63)</text:p>
          </table:table-cell>
          <table:table-cell office:value-type="float" office:value="-54.48" table:style-name="ce17">
            <text:p>(54)</text:p>
          </table:table-cell>
          <table:table-cell office:value-type="float" office:value="22766.59" table:style-name="ce17">
            <text:p>22.767<text:s/></text:p>
          </table:table-cell>
          <table:table-cell office:value-type="float" office:value="4256.6099999999997" table:style-name="ce17">
            <text:p>4.257<text:s/></text:p>
          </table:table-cell>
          <table:table-cell office:value-type="float" office:value="-2052.7600000000002" table:style-name="ce17">
            <text:p>(2.053)</text:p>
          </table:table-cell>
          <table:table-cell office:value-type="float" office:value="-60.25" table:style-name="ce17">
            <text:p>(60)</text:p>
          </table:table-cell>
          <table:table-cell office:value-type="float" office:value="1011.4" table:style-name="ce17">
            <text:p>1.011<text:s/></text:p>
          </table:table-cell>
          <table:table-cell office:value-type="float" office:value="627.33000000000004" table:style-name="ce17">
            <text:p>627<text:s/></text:p>
          </table:table-cell>
          <table:table-cell office:value-type="float" office:value="-1035.98" table:style-name="ce17">
            <text:p>(1.036)</text:p>
          </table:table-cell>
          <table:table-cell office:value-type="float" office:value="4677.34" table:style-name="ce17">
            <text:p>4.677<text:s/></text:p>
          </table:table-cell>
          <table:table-cell office:value-type="float" office:value="-2.36" table:style-name="ce17">
            <text:p>(2)</text:p>
          </table:table-cell>
          <table:table-cell office:value-type="float" office:value="-1111.3599999999999" table:style-name="ce17">
            <text:p>(1.111)</text:p>
          </table:table-cell>
          <table:table-cell office:value-type="float" office:value="5618.64" table:style-name="ce17">
            <text:p>5.619<text:s/></text:p>
          </table:table-cell>
          <table:table-cell office:value-type="float" office:value="-12.15" table:style-name="ce17">
            <text:p>(12)</text:p>
          </table:table-cell>
          <table:table-cell office:value-type="float" office:value="-33.299999999999997" table:style-name="ce17">
            <text:p>(33)</text:p>
          </table:table-cell>
          <table:table-cell office:value-type="float" office:value="-0.68" table:style-name="ce17">
            <text:p>(1)</text:p>
          </table:table-cell>
          <table:table-cell office:value-type="float" office:value="7826.51" table:style-name="ce17">
            <text:p>7.827<text:s/></text:p>
          </table:table-cell>
          <table:table-cell office:value-type="float" office:value="-1709.75" table:style-name="ce17">
            <text:p>(1.710)</text:p>
          </table:table-cell>
          <table:table-cell office:value-type="float" office:value="6623.53" table:style-name="ce17">
            <text:p>6.624<text:s/></text:p>
          </table:table-cell>
          <table:table-cell office:value-type="float" office:value="614167.88" table:style-name="ce17">
            <text:p>614.168<text:s/></text:p>
          </table:table-cell>
          <table:table-cell office:value-type="float" office:value="-27.83" table:style-name="ce17">
            <text:p>(28)</text:p>
          </table:table-cell>
          <table:table-cell office:value-type="float" office:value="663435.57000000007" table:style-name="ce18">
            <text:p>663.4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44176.21" table:style-name="ce17">
            <text:p>444.176<text:s/></text:p>
          </table:table-cell>
          <table:table-cell office:value-type="float" office:value="8693992.0199999996" table:style-name="ce17">
            <text:p>8.693.992<text:s/></text:p>
          </table:table-cell>
          <table:table-cell office:value-type="float" office:value="10624703.82" table:style-name="ce17">
            <text:p>10.624.704<text:s/></text:p>
          </table:table-cell>
          <table:table-cell office:value-type="float" office:value="461524.91" table:style-name="ce17">
            <text:p>461.525<text:s/></text:p>
          </table:table-cell>
          <table:table-cell office:value-type="float" office:value="148499374.97999999" table:style-name="ce17">
            <text:p>148.499.375<text:s/></text:p>
          </table:table-cell>
          <table:table-cell office:value-type="float" office:value="36271352.299999997" table:style-name="ce17">
            <text:p>36.271.352<text:s/></text:p>
          </table:table-cell>
          <table:table-cell office:value-type="float" office:value="10730974.449999999" table:style-name="ce17">
            <text:p>10.730.974<text:s/></text:p>
          </table:table-cell>
          <table:table-cell office:value-type="float" office:value="192281135.68000001" table:style-name="ce17">
            <text:p>192.281.136<text:s/></text:p>
          </table:table-cell>
          <table:table-cell office:value-type="float" office:value="62447669.490000002" table:style-name="ce17">
            <text:p>62.447.669<text:s/></text:p>
          </table:table-cell>
          <table:table-cell office:value-type="float" office:value="9032159.5600000005" table:style-name="ce17">
            <text:p>9.032.160<text:s/></text:p>
          </table:table-cell>
          <table:table-cell office:value-type="float" office:value="707162713.69000006" table:style-name="ce17">
            <text:p>707.162.714<text:s/></text:p>
          </table:table-cell>
          <table:table-cell office:value-type="float" office:value="15551251.5" table:style-name="ce17">
            <text:p>15.551.252<text:s/></text:p>
          </table:table-cell>
          <table:table-cell office:value-type="float" office:value="12856776.93" table:style-name="ce17">
            <text:p>12.856.777<text:s/></text:p>
          </table:table-cell>
          <table:table-cell office:value-type="float" office:value="16417513.65" table:style-name="ce17">
            <text:p>16.417.514<text:s/></text:p>
          </table:table-cell>
          <table:table-cell office:value-type="float" office:value="9298570.7899999991" table:style-name="ce17">
            <text:p>9.298.571<text:s/></text:p>
          </table:table-cell>
          <table:table-cell office:value-type="float" office:value="117509615.87" table:style-name="ce17">
            <text:p>117.509.616<text:s/></text:p>
          </table:table-cell>
          <table:table-cell office:value-type="float" office:value="5487414.8300000001" table:style-name="ce17">
            <text:p>5.487.415<text:s/></text:p>
          </table:table-cell>
          <table:table-cell office:value-type="float" office:value="334699336.35000002" table:style-name="ce17">
            <text:p>334.699.336<text:s/></text:p>
          </table:table-cell>
          <table:table-cell office:value-type="float" office:value="325835743.05000001" table:style-name="ce17">
            <text:p>325.835.743<text:s/></text:p>
          </table:table-cell>
          <table:table-cell office:value-type="float" office:value="4487157.97" table:style-name="ce17">
            <text:p>4.487.158<text:s/></text:p>
          </table:table-cell>
          <table:table-cell office:value-type="float" office:value="4172652.03" table:style-name="ce17">
            <text:p>4.172.652<text:s/></text:p>
          </table:table-cell>
          <table:table-cell office:value-type="float" office:value="480696.45" table:style-name="ce17">
            <text:p>480.696<text:s/></text:p>
          </table:table-cell>
          <table:table-cell office:value-type="float" office:value="468533923.18000001" table:style-name="ce17">
            <text:p>468.533.923<text:s/></text:p>
          </table:table-cell>
          <table:table-cell office:value-type="float" office:value="439968238.44" table:style-name="ce17">
            <text:p>439.968.238<text:s/></text:p>
          </table:table-cell>
          <table:table-cell office:value-type="float" office:value="8849700.5" table:style-name="ce17">
            <text:p>8.849.701<text:s/></text:p>
          </table:table-cell>
          <table:table-cell office:value-type="float" office:value="1999637488.5799999" table:style-name="ce17">
            <text:p>1.999.637.489<text:s/></text:p>
          </table:table-cell>
          <table:table-cell office:value-type="float" office:value="1279295.8600000001" table:style-name="ce17">
            <text:p>1.279.296<text:s/></text:p>
          </table:table-cell>
          <table:table-cell office:value-type="float" office:value="4951715153.0899992" table:style-name="ce18">
            <text:p>4.951.715.1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069.83" table:style-name="ce17">
            <text:p>7.0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142.7" table:style-name="ce17">
            <text:p>31.1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7224293.37" table:style-name="ce17">
            <text:p>447.224.2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44" table:style-name="ce17">
            <text:p>3.344<text:s/></text:p>
          </table:table-cell>
          <table:table-cell office:value-type="float" office:value="743204.36" table:style-name="ce17">
            <text:p>743.204<text:s/></text:p>
          </table:table-cell>
          <table:table-cell office:value-type="float" office:value="13070.7" table:style-name="ce17">
            <text:p>13.0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2414290.63" table:style-name="ce17">
            <text:p>102.414.291<text:s/></text:p>
          </table:table-cell>
          <table:table-cell office:value-type="float" office:value="1771.5" table:style-name="ce17">
            <text:p>1.772<text:s/></text:p>
          </table:table-cell>
          <table:table-cell office:value-type="float" office:value="543678.43000000005" table:style-name="ce17">
            <text:p>543.678<text:s/></text:p>
          </table:table-cell>
          <table:table-cell office:value-type="float" office:value="348846.13" table:style-name="ce17">
            <text:p>348.8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51330711.64999986" table:style-name="ce18">
            <text:p>551.330.7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405772.77" table:style-name="ce17">
            <text:p>405.773<text:s/></text:p>
          </table:table-cell>
          <table:table-cell office:value-type="float" office:value="1095549.28" table:style-name="ce17">
            <text:p>1.095.549<text:s/></text:p>
          </table:table-cell>
          <table:table-cell office:value-type="float" office:value="3160001.29" table:style-name="ce17">
            <text:p>3.160.001<text:s/></text:p>
          </table:table-cell>
          <table:table-cell office:value-type="float" office:value="20595.27" table:style-name="ce17">
            <text:p>20.595<text:s/></text:p>
          </table:table-cell>
          <table:table-cell office:value-type="float" office:value="21920845.219999999" table:style-name="ce17">
            <text:p>21.920.845<text:s/></text:p>
          </table:table-cell>
          <table:table-cell office:value-type="float" office:value="11132173.16" table:style-name="ce17">
            <text:p>11.132.173<text:s/></text:p>
          </table:table-cell>
          <table:table-cell office:value-type="float" office:value="3879446.82" table:style-name="ce17">
            <text:p>3.879.447<text:s/></text:p>
          </table:table-cell>
          <table:table-cell office:value-type="float" office:value="1337465.1299999999" table:style-name="ce17">
            <text:p>1.337.465<text:s/></text:p>
          </table:table-cell>
          <table:table-cell office:value-type="float" office:value="12546881.16" table:style-name="ce17">
            <text:p>12.546.881<text:s/></text:p>
          </table:table-cell>
          <table:table-cell office:value-type="float" office:value="6878751.9900000002" table:style-name="ce17">
            <text:p>6.878.752<text:s/></text:p>
          </table:table-cell>
          <table:table-cell office:value-type="float" office:value="53803292.289999999" table:style-name="ce17">
            <text:p>53.803.292<text:s/></text:p>
          </table:table-cell>
          <table:table-cell office:value-type="float" office:value="1364769.48" table:style-name="ce17">
            <text:p>1.364.769<text:s/></text:p>
          </table:table-cell>
          <table:table-cell office:value-type="float" office:value="8604970.0899999999" table:style-name="ce17">
            <text:p>8.604.970<text:s/></text:p>
          </table:table-cell>
          <table:table-cell office:value-type="float" office:value="2911996.66" table:style-name="ce17">
            <text:p>2.911.997<text:s/></text:p>
          </table:table-cell>
          <table:table-cell office:value-type="float" office:value="2409063.4300000002" table:style-name="ce17">
            <text:p>2.409.063<text:s/></text:p>
          </table:table-cell>
          <table:table-cell office:value-type="float" office:value="29432667.75" table:style-name="ce17">
            <text:p>29.432.668<text:s/></text:p>
          </table:table-cell>
          <table:table-cell office:value-type="float" office:value="2840276.66" table:style-name="ce17">
            <text:p>2.840.277<text:s/></text:p>
          </table:table-cell>
          <table:table-cell office:value-type="float" office:value="7632767.3499999996" table:style-name="ce17">
            <text:p>7.632.767<text:s/></text:p>
          </table:table-cell>
          <table:table-cell office:value-type="float" office:value="40549917.25" table:style-name="ce17">
            <text:p>40.549.917<text:s/></text:p>
          </table:table-cell>
          <table:table-cell office:value-type="float" office:value="1147326.1499999999" table:style-name="ce17">
            <text:p>1.147.326<text:s/></text:p>
          </table:table-cell>
          <table:table-cell office:value-type="float" office:value="294918.46000000002" table:style-name="ce17">
            <text:p>294.9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472093.25" table:style-name="ce17">
            <text:p>22.472.093<text:s/></text:p>
          </table:table-cell>
          <table:table-cell office:value-type="float" office:value="12969492.83" table:style-name="ce17">
            <text:p>12.969.493<text:s/></text:p>
          </table:table-cell>
          <table:table-cell office:value-type="float" office:value="1305681.94" table:style-name="ce17">
            <text:p>1.305.682<text:s/></text:p>
          </table:table-cell>
          <table:table-cell office:value-type="float" office:value="102551521.92" table:style-name="ce17">
            <text:p>102.551.522<text:s/></text:p>
          </table:table-cell>
          <table:table-cell office:value-type="float" office:value="558320.67000000004" table:style-name="ce17">
            <text:p>558.321<text:s/></text:p>
          </table:table-cell>
          <table:table-cell office:value-type="float" office:value="353226558.27000004" table:style-name="ce18">
            <text:p>353.226.5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4640.5" table:style-name="ce17">
            <text:p>4.641<text:s/></text:p>
          </table:table-cell>
          <table:table-cell office:value-type="float" office:value="36575.25" table:style-name="ce17">
            <text:p>36.575<text:s/></text:p>
          </table:table-cell>
          <table:table-cell office:value-type="float" office:value="3725.76" table:style-name="ce17">
            <text:p>3.726<text:s/></text:p>
          </table:table-cell>
          <table:table-cell office:value-type="float" office:value="4868.6400000000003" table:style-name="ce17">
            <text:p>4.8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051008.07" table:style-name="ce17">
            <text:p>12.051.008<text:s/></text:p>
          </table:table-cell>
          <table:table-cell office:value-type="float" office:value="16746559.189999999" table:style-name="ce17">
            <text:p>16.746.5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618.66" table:style-name="ce17">
            <text:p>48.619<text:s/></text:p>
          </table:table-cell>
          <table:table-cell office:value-type="float" office:value="51451.24" table:style-name="ce17">
            <text:p>51.451<text:s/></text:p>
          </table:table-cell>
          <table:table-cell office:value-type="float" office:value="4111.3599999999997" table:style-name="ce17">
            <text:p>4.111<text:s/></text:p>
          </table:table-cell>
          <table:table-cell office:value-type="float" office:value="14076.99" table:style-name="ce17">
            <text:p>14.077<text:s/></text:p>
          </table:table-cell>
          <table:table-cell office:value-type="float" office:value="302688.11" table:style-name="ce17">
            <text:p>302.688<text:s/></text:p>
          </table:table-cell>
          <table:table-cell office:value-type="float" office:value="8427.7900000000009" table:style-name="ce17">
            <text:p>8.428<text:s/></text:p>
          </table:table-cell>
          <table:table-cell office:value-type="float" office:value="63800143.060000002" table:style-name="ce17">
            <text:p>63.800.143<text:s/></text:p>
          </table:table-cell>
          <table:table-cell office:value-type="float" office:value="34997112.909999996" table:style-name="ce17">
            <text:p>34.997.113<text:s/></text:p>
          </table:table-cell>
          <table:table-cell office:value-type="float" office:value="25394.39" table:style-name="ce17">
            <text:p>25.394<text:s/></text:p>
          </table:table-cell>
          <table:table-cell office:value-type="float" office:value="23466.58" table:style-name="ce17">
            <text:p>23.467<text:s/></text:p>
          </table:table-cell>
          <table:table-cell office:value-type="float" office:value="16721.75" table:style-name="ce17">
            <text:p>16.722<text:s/></text:p>
          </table:table-cell>
          <table:table-cell office:value-type="float" office:value="63071337.5" table:style-name="ce17">
            <text:p>63.071.338<text:s/></text:p>
          </table:table-cell>
          <table:table-cell office:value-type="float" office:value="30235399.98" table:style-name="ce17">
            <text:p>30.235.400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156536494.65000001" table:style-name="ce17">
            <text:p>156.536.4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7989207.85000002" table:style-name="ce18">
            <text:p>377.989.2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43.5" table:style-name="ce17">
            <text:p>44<text:s/></text:p>
          </table:table-cell>
          <table:table-cell office:value-type="float" office:value="4179.8900000000003" table:style-name="ce17">
            <text:p>4.180<text:s/></text:p>
          </table:table-cell>
          <table:table-cell office:value-type="float" office:value="6114604.9199999999" table:style-name="ce17">
            <text:p>6.114.6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363284.560000002" table:style-name="ce17">
            <text:p>42.363.285<text:s/></text:p>
          </table:table-cell>
          <table:table-cell office:value-type="float" office:value="14074245.949999999" table:style-name="ce17">
            <text:p>14.074.246<text:s/></text:p>
          </table:table-cell>
          <table:table-cell office:value-type="float" office:value="919450.65" table:style-name="ce17">
            <text:p>919.451<text:s/></text:p>
          </table:table-cell>
          <table:table-cell office:value-type="float" office:value="128673338.81" table:style-name="ce17">
            <text:p>128.673.339<text:s/></text:p>
          </table:table-cell>
          <table:table-cell office:value-type="float" office:value="3655217.5" table:style-name="ce17">
            <text:p>3.655.218<text:s/></text:p>
          </table:table-cell>
          <table:table-cell office:value-type="float" office:value="145485.03" table:style-name="ce17">
            <text:p>145.485<text:s/></text:p>
          </table:table-cell>
          <table:table-cell office:value-type="float" office:value="60122837.530000001" table:style-name="ce17">
            <text:p>60.122.838<text:s/></text:p>
          </table:table-cell>
          <table:table-cell office:value-type="float" office:value="3412237.71" table:style-name="ce17">
            <text:p>3.412.238<text:s/></text:p>
          </table:table-cell>
          <table:table-cell office:value-type="float" office:value="733529.71" table:style-name="ce17">
            <text:p>733.530<text:s/></text:p>
          </table:table-cell>
          <table:table-cell office:value-type="float" office:value="4452475.4400000004" table:style-name="ce17">
            <text:p>4.452.475<text:s/></text:p>
          </table:table-cell>
          <table:table-cell office:value-type="float" office:value="1989549.41" table:style-name="ce17">
            <text:p>1.989.549<text:s/></text:p>
          </table:table-cell>
          <table:table-cell office:value-type="float" office:value="43245775.119999997" table:style-name="ce17">
            <text:p>43.245.775<text:s/></text:p>
          </table:table-cell>
          <table:table-cell office:value-type="float" office:value="3714.12" table:style-name="ce17">
            <text:p>3.714<text:s/></text:p>
          </table:table-cell>
          <table:table-cell office:value-type="float" office:value="143683670.05000001" table:style-name="ce17">
            <text:p>143.683.670<text:s/></text:p>
          </table:table-cell>
          <table:table-cell office:value-type="float" office:value="116352944.31" table:style-name="ce17">
            <text:p>116.352.944<text:s/></text:p>
          </table:table-cell>
          <table:table-cell office:value-type="float" office:value="473815.74" table:style-name="ce17">
            <text:p>473.8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7608.96" table:style-name="ce17">
            <text:p>427.609<text:s/></text:p>
          </table:table-cell>
          <table:table-cell office:value-type="float" office:value="121408916.62" table:style-name="ce17">
            <text:p>121.408.917<text:s/></text:p>
          </table:table-cell>
          <table:table-cell office:value-type="float" office:value="246552540.08000001" table:style-name="ce17">
            <text:p>246.552.540<text:s/></text:p>
          </table:table-cell>
          <table:table-cell office:value-type="float" office:value="45477.58" table:style-name="ce17">
            <text:p>45.478<text:s/></text:p>
          </table:table-cell>
          <table:table-cell office:value-type="float" office:value="638936940.04999995" table:style-name="ce17">
            <text:p>638.936.9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77791883.2400002" table:style-name="ce18">
            <text:p>1.577.791.8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8359.94" table:style-name="ce17">
            <text:p>38.360<text:s/></text:p>
          </table:table-cell>
          <table:table-cell office:value-type="float" office:value="7589622.3499999996" table:style-name="ce17">
            <text:p>7.589.622<text:s/></text:p>
          </table:table-cell>
          <table:table-cell office:value-type="float" office:value="1313522.3600000001" table:style-name="ce17">
            <text:p>1.313.522<text:s/></text:p>
          </table:table-cell>
          <table:table-cell office:value-type="float" office:value="437203.88" table:style-name="ce17">
            <text:p>437.204<text:s/></text:p>
          </table:table-cell>
          <table:table-cell office:value-type="float" office:value="84203306.730000004" table:style-name="ce17">
            <text:p>84.203.307<text:s/></text:p>
          </table:table-cell>
          <table:table-cell office:value-type="float" office:value="11064933.189999999" table:style-name="ce17">
            <text:p>11.064.933<text:s/></text:p>
          </table:table-cell>
          <table:table-cell office:value-type="float" office:value="5932076.9799999995" table:style-name="ce17">
            <text:p>5.932.077<text:s/></text:p>
          </table:table-cell>
          <table:table-cell office:value-type="float" office:value="50219323.670000002" table:style-name="ce17">
            <text:p>50.219.324<text:s/></text:p>
          </table:table-cell>
          <table:table-cell office:value-type="float" office:value="29467868.940000001" table:style-name="ce17">
            <text:p>29.467.869<text:s/></text:p>
          </table:table-cell>
          <table:table-cell office:value-type="float" office:value="2007922.54" table:style-name="ce17">
            <text:p>2.007.923<text:s/></text:p>
          </table:table-cell>
          <table:table-cell office:value-type="float" office:value="146012290.5" table:style-name="ce17">
            <text:p>146.012.291<text:s/></text:p>
          </table:table-cell>
          <table:table-cell office:value-type="float" office:value="10725625.65" table:style-name="ce17">
            <text:p>10.725.626<text:s/></text:p>
          </table:table-cell>
          <table:table-cell office:value-type="float" office:value="3466825.8899999997" table:style-name="ce17">
            <text:p>3.466.826<text:s/></text:p>
          </table:table-cell>
          <table:table-cell office:value-type="float" office:value="9048930.1899999995" table:style-name="ce17">
            <text:p>9.048.930<text:s/></text:p>
          </table:table-cell>
          <table:table-cell office:value-type="float" office:value="4885880.96" table:style-name="ce17">
            <text:p>4.885.881<text:s/></text:p>
          </table:table-cell>
          <table:table-cell office:value-type="float" office:value="44528484.890000001" table:style-name="ce17">
            <text:p>44.528.485<text:s/></text:p>
          </table:table-cell>
          <table:table-cell office:value-type="float" office:value="2634996.2599999998" table:style-name="ce17">
            <text:p>2.634.996<text:s/></text:p>
          </table:table-cell>
          <table:table-cell office:value-type="float" office:value="119579411.89" table:style-name="ce17">
            <text:p>119.579.412<text:s/></text:p>
          </table:table-cell>
          <table:table-cell office:value-type="float" office:value="133192564.22" table:style-name="ce17">
            <text:p>133.192.564<text:s/></text:p>
          </table:table-cell>
          <table:table-cell office:value-type="float" office:value="2827550.99" table:style-name="ce17">
            <text:p>2.827.551<text:s/></text:p>
          </table:table-cell>
          <table:table-cell office:value-type="float" office:value="3854266.99" table:style-name="ce17">
            <text:p>3.854.267<text:s/></text:p>
          </table:table-cell>
          <table:table-cell office:value-type="float" office:value="36365.740000000005" table:style-name="ce17">
            <text:p>36.366<text:s/></text:p>
          </table:table-cell>
          <table:table-cell office:value-type="float" office:value="159167285.18000001" table:style-name="ce17">
            <text:p>159.167.285<text:s/></text:p>
          </table:table-cell>
          <table:table-cell office:value-type="float" office:value="150209034.05000001" table:style-name="ce17">
            <text:p>150.209.034<text:s/></text:p>
          </table:table-cell>
          <table:table-cell office:value-type="float" office:value="6948477.0799999991" table:style-name="ce17">
            <text:p>6.948.477<text:s/></text:p>
          </table:table-cell>
          <table:table-cell office:value-type="float" office:value="1101263685.8299999" table:style-name="ce17">
            <text:p>1.101.263.686<text:s/></text:p>
          </table:table-cell>
          <table:table-cell office:value-type="float" office:value="720975.19" table:style-name="ce17">
            <text:p>720.975<text:s/></text:p>
          </table:table-cell>
          <table:table-cell office:value-type="float" office:value="2091376792.0799999" table:style-name="ce18">
            <text:p>2.091.376.7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306995.109999999" table:style-name="ce17">
            <text:p>27.306.995<text:s/></text:p>
          </table:table-cell>
          <table:table-cell office:value-type="float" office:value="89849269.579999998" table:style-name="ce17">
            <text:p>89.849.270<text:s/></text:p>
          </table:table-cell>
          <table:table-cell office:value-type="float" office:value="483213068.39999998" table:style-name="ce17">
            <text:p>483.213.068<text:s/></text:p>
          </table:table-cell>
          <table:table-cell office:value-type="float" office:value="21324460.16" table:style-name="ce17">
            <text:p>21.324.460<text:s/></text:p>
          </table:table-cell>
          <table:table-cell office:value-type="float" office:value="774660368.91999996" table:style-name="ce17">
            <text:p>774.660.369<text:s/></text:p>
          </table:table-cell>
          <table:table-cell office:value-type="float" office:value="538013096.87" table:style-name="ce17">
            <text:p>538.013.097<text:s/></text:p>
          </table:table-cell>
          <table:table-cell office:value-type="float" office:value="5757020967.4899998" table:style-name="ce17">
            <text:p>5.757.020.967<text:s/></text:p>
          </table:table-cell>
          <table:table-cell office:value-type="float" office:value="902921102.52999997" table:style-name="ce17">
            <text:p>902.921.103<text:s/></text:p>
          </table:table-cell>
          <table:table-cell office:value-type="float" office:value="585371745.59000003" table:style-name="ce17">
            <text:p>585.371.746<text:s/></text:p>
          </table:table-cell>
          <table:table-cell office:value-type="float" office:value="137073975.81" table:style-name="ce17">
            <text:p>137.073.976<text:s/></text:p>
          </table:table-cell>
          <table:table-cell office:value-type="float" office:value="3746034885.4200001" table:style-name="ce17">
            <text:p>3.746.034.885<text:s/></text:p>
          </table:table-cell>
          <table:table-cell office:value-type="float" office:value="188587134.27000001" table:style-name="ce17">
            <text:p>188.587.134<text:s/></text:p>
          </table:table-cell>
          <table:table-cell office:value-type="float" office:value="348581479.49000001" table:style-name="ce17">
            <text:p>348.581.479<text:s/></text:p>
          </table:table-cell>
          <table:table-cell office:value-type="float" office:value="252434318.61000001" table:style-name="ce17">
            <text:p>252.434.319<text:s/></text:p>
          </table:table-cell>
          <table:table-cell office:value-type="float" office:value="151625029.21000001" table:style-name="ce17">
            <text:p>151.625.029<text:s/></text:p>
          </table:table-cell>
          <table:table-cell office:value-type="float" office:value="524965542.41000003" table:style-name="ce17">
            <text:p>524.965.542<text:s/></text:p>
          </table:table-cell>
          <table:table-cell office:value-type="float" office:value="112241926.3" table:style-name="ce17">
            <text:p>112.241.926<text:s/></text:p>
          </table:table-cell>
          <table:table-cell office:value-type="float" office:value="2165551851.4899998" table:style-name="ce17">
            <text:p>2.165.551.851<text:s/></text:p>
          </table:table-cell>
          <table:table-cell office:value-type="float" office:value="9306085795.5900002" table:style-name="ce17">
            <text:p>9.306.085.796<text:s/></text:p>
          </table:table-cell>
          <table:table-cell office:value-type="float" office:value="157516488.18000001" table:style-name="ce17">
            <text:p>157.516.488<text:s/></text:p>
          </table:table-cell>
          <table:table-cell office:value-type="float" office:value="72004511.560000002" table:style-name="ce17">
            <text:p>72.004.512<text:s/></text:p>
          </table:table-cell>
          <table:table-cell office:value-type="float" office:value="24712039.77" table:style-name="ce17">
            <text:p>24.712.040<text:s/></text:p>
          </table:table-cell>
          <table:table-cell office:value-type="float" office:value="2088600698.49" table:style-name="ce17">
            <text:p>2.088.600.698<text:s/></text:p>
          </table:table-cell>
          <table:table-cell office:value-type="float" office:value="1427896491.3399999" table:style-name="ce17">
            <text:p>1.427.896.491<text:s/></text:p>
          </table:table-cell>
          <table:table-cell office:value-type="float" office:value="101956262.55" table:style-name="ce17">
            <text:p>101.956.263<text:s/></text:p>
          </table:table-cell>
          <table:table-cell office:value-type="float" office:value="23346111770.209999" table:style-name="ce17">
            <text:p>23.346.111.770<text:s/></text:p>
          </table:table-cell>
          <table:table-cell office:value-type="float" office:value="52992129.049999997" table:style-name="ce17">
            <text:p>52.992.129<text:s/></text:p>
          </table:table-cell>
          <table:table-cell office:value-type="float" office:value="53384653404.400009" table:style-name="ce18">
            <text:p>53.384.653.4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2560813.94" table:style-name="ce17">
            <text:p>2.560.814<text:s/></text:p>
          </table:table-cell>
          <table:table-cell office:value-type="float" office:value="7806736.7800000003" table:style-name="ce17">
            <text:p>7.806.737<text:s/></text:p>
          </table:table-cell>
          <table:table-cell office:value-type="float" office:value="9743140.6300000008" table:style-name="ce17">
            <text:p>9.743.141<text:s/></text:p>
          </table:table-cell>
          <table:table-cell office:value-type="float" office:value="2678033.2400000002" table:style-name="ce17">
            <text:p>2.678.033<text:s/></text:p>
          </table:table-cell>
          <table:table-cell office:value-type="float" office:value="25462304.43" table:style-name="ce17">
            <text:p>25.462.304<text:s/></text:p>
          </table:table-cell>
          <table:table-cell office:value-type="float" office:value="28174459.329999998" table:style-name="ce17">
            <text:p>28.174.459<text:s/></text:p>
          </table:table-cell>
          <table:table-cell office:value-type="float" office:value="39249061.409999996" table:style-name="ce17">
            <text:p>39.249.061<text:s/></text:p>
          </table:table-cell>
          <table:table-cell office:value-type="float" office:value="18502346.469999999" table:style-name="ce17">
            <text:p>18.502.346<text:s/></text:p>
          </table:table-cell>
          <table:table-cell office:value-type="float" office:value="27774178.5" table:style-name="ce17">
            <text:p>27.774.179<text:s/></text:p>
          </table:table-cell>
          <table:table-cell office:value-type="float" office:value="11736627.390000001" table:style-name="ce17">
            <text:p>11.736.627<text:s/></text:p>
          </table:table-cell>
          <table:table-cell office:value-type="float" office:value="114803438.63" table:style-name="ce17">
            <text:p>114.803.439<text:s/></text:p>
          </table:table-cell>
          <table:table-cell office:value-type="float" office:value="14529553.630000001" table:style-name="ce17">
            <text:p>14.529.554<text:s/></text:p>
          </table:table-cell>
          <table:table-cell office:value-type="float" office:value="17012064.649999999" table:style-name="ce17">
            <text:p>17.012.065<text:s/></text:p>
          </table:table-cell>
          <table:table-cell office:value-type="float" office:value="14396612.67" table:style-name="ce17">
            <text:p>14.396.613<text:s/></text:p>
          </table:table-cell>
          <table:table-cell office:value-type="float" office:value="10621717.699999999" table:style-name="ce17">
            <text:p>10.621.718<text:s/></text:p>
          </table:table-cell>
          <table:table-cell office:value-type="float" office:value="24480509.350000001" table:style-name="ce17">
            <text:p>24.480.509<text:s/></text:p>
          </table:table-cell>
          <table:table-cell office:value-type="float" office:value="6149185.4000000004" table:style-name="ce17">
            <text:p>6.149.185<text:s/></text:p>
          </table:table-cell>
          <table:table-cell office:value-type="float" office:value="119294253.26000001" table:style-name="ce17">
            <text:p>119.294.253<text:s/></text:p>
          </table:table-cell>
          <table:table-cell office:value-type="float" office:value="247445852.66" table:style-name="ce17">
            <text:p>247.445.853<text:s/></text:p>
          </table:table-cell>
          <table:table-cell office:value-type="float" office:value="8056890.7800000003" table:style-name="ce17">
            <text:p>8.056.891<text:s/></text:p>
          </table:table-cell>
          <table:table-cell office:value-type="float" office:value="4326779.5599999996" table:style-name="ce17">
            <text:p>4.326.780<text:s/></text:p>
          </table:table-cell>
          <table:table-cell office:value-type="float" office:value="1813345.17" table:style-name="ce17">
            <text:p>1.813.345<text:s/></text:p>
          </table:table-cell>
          <table:table-cell office:value-type="float" office:value="74460177.430000007" table:style-name="ce17">
            <text:p>74.460.177<text:s/></text:p>
          </table:table-cell>
          <table:table-cell office:value-type="float" office:value="44887941.950000003" table:style-name="ce17">
            <text:p>44.887.942<text:s/></text:p>
          </table:table-cell>
          <table:table-cell office:value-type="float" office:value="6095135.3899999997" table:style-name="ce17">
            <text:p>6.095.135<text:s/></text:p>
          </table:table-cell>
          <table:table-cell office:value-type="float" office:value="656640940.38" table:style-name="ce17">
            <text:p>656.640.940<text:s/></text:p>
          </table:table-cell>
          <table:table-cell office:value-type="float" office:value="3512992.96" table:style-name="ce17">
            <text:p>3.512.993<text:s/></text:p>
          </table:table-cell>
          <table:table-cell office:value-type="float" office:value="1542215093.6899998" table:style-name="ce18">
            <text:p>1.542.215.0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2755284.85" table:style-name="ce17">
            <text:p>12.755.285<text:s/></text:p>
          </table:table-cell>
          <table:table-cell office:value-type="float" office:value="41568931.780000001" table:style-name="ce17">
            <text:p>41.568.932<text:s/></text:p>
          </table:table-cell>
          <table:table-cell office:value-type="float" office:value="223793610.00999999" table:style-name="ce17">
            <text:p>223.793.610<text:s/></text:p>
          </table:table-cell>
          <table:table-cell office:value-type="float" office:value="11543569.880000001" table:style-name="ce17">
            <text:p>11.543.570<text:s/></text:p>
          </table:table-cell>
          <table:table-cell office:value-type="float" office:value="422232701.10000002" table:style-name="ce17">
            <text:p>422.232.701<text:s/></text:p>
          </table:table-cell>
          <table:table-cell office:value-type="float" office:value="253595660.81999999" table:style-name="ce17">
            <text:p>253.595.661<text:s/></text:p>
          </table:table-cell>
          <table:table-cell office:value-type="float" office:value="1674713517.76" table:style-name="ce17">
            <text:p>1.674.713.518<text:s/></text:p>
          </table:table-cell>
          <table:table-cell office:value-type="float" office:value="707759550.15999997" table:style-name="ce17">
            <text:p>707.759.550<text:s/></text:p>
          </table:table-cell>
          <table:table-cell office:value-type="float" office:value="355207326.07999998" table:style-name="ce17">
            <text:p>355.207.326<text:s/></text:p>
          </table:table-cell>
          <table:table-cell office:value-type="float" office:value="73375688.859999999" table:style-name="ce17">
            <text:p>73.375.689<text:s/></text:p>
          </table:table-cell>
          <table:table-cell office:value-type="float" office:value="2709386690.2199998" table:style-name="ce17">
            <text:p>2.709.386.690<text:s/></text:p>
          </table:table-cell>
          <table:table-cell office:value-type="float" office:value="99169081.799999997" table:style-name="ce17">
            <text:p>99.169.082<text:s/></text:p>
          </table:table-cell>
          <table:table-cell office:value-type="float" office:value="217816605.91999999" table:style-name="ce17">
            <text:p>217.816.606<text:s/></text:p>
          </table:table-cell>
          <table:table-cell office:value-type="float" office:value="127396109.7" table:style-name="ce17">
            <text:p>127.396.110<text:s/></text:p>
          </table:table-cell>
          <table:table-cell office:value-type="float" office:value="69592833.379999995" table:style-name="ce17">
            <text:p>69.592.833<text:s/></text:p>
          </table:table-cell>
          <table:table-cell office:value-type="float" office:value="284607205.88" table:style-name="ce17">
            <text:p>284.607.206<text:s/></text:p>
          </table:table-cell>
          <table:table-cell office:value-type="float" office:value="63246564.5" table:style-name="ce17">
            <text:p>63.246.565<text:s/></text:p>
          </table:table-cell>
          <table:table-cell office:value-type="float" office:value="1288664652.78" table:style-name="ce17">
            <text:p>1.288.664.653<text:s/></text:p>
          </table:table-cell>
          <table:table-cell office:value-type="float" office:value="4754123643.7799997" table:style-name="ce17">
            <text:p>4.754.123.644<text:s/></text:p>
          </table:table-cell>
          <table:table-cell office:value-type="float" office:value="85613840.209999993" table:style-name="ce17">
            <text:p>85.613.840<text:s/></text:p>
          </table:table-cell>
          <table:table-cell office:value-type="float" office:value="35928910.609999999" table:style-name="ce17">
            <text:p>35.928.911<text:s/></text:p>
          </table:table-cell>
          <table:table-cell office:value-type="float" office:value="13895145.58" table:style-name="ce17">
            <text:p>13.895.146<text:s/></text:p>
          </table:table-cell>
          <table:table-cell office:value-type="float" office:value="1138026237.8099999" table:style-name="ce17">
            <text:p>1.138.026.238<text:s/></text:p>
          </table:table-cell>
          <table:table-cell office:value-type="float" office:value="883444186.13999999" table:style-name="ce17">
            <text:p>883.444.186<text:s/></text:p>
          </table:table-cell>
          <table:table-cell office:value-type="float" office:value="39185812.539999999" table:style-name="ce17">
            <text:p>39.185.813<text:s/></text:p>
          </table:table-cell>
          <table:table-cell office:value-type="float" office:value="11204626102.469999" table:style-name="ce17">
            <text:p>11.204.626.102<text:s/></text:p>
          </table:table-cell>
          <table:table-cell office:value-type="float" office:value="31399653.370000001" table:style-name="ce17">
            <text:p>31.399.653<text:s/></text:p>
          </table:table-cell>
          <table:table-cell office:value-type="float" office:value="26822669117.989994" table:style-name="ce18">
            <text:p>26.822.669.1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58.15" table:style-name="ce17">
            <text:p>158<text:s/></text:p>
          </table:table-cell>
          <table:table-cell office:value-type="float" office:value="5083.92" table:style-name="ce17">
            <text:p>5.084<text:s/></text:p>
          </table:table-cell>
          <table:table-cell office:value-type="float" office:value="2113761.12" table:style-name="ce17">
            <text:p>2.113.761<text:s/></text:p>
          </table:table-cell>
          <table:table-cell office:value-type="float" office:value="48028.4" table:style-name="ce17">
            <text:p>48.028<text:s/></text:p>
          </table:table-cell>
          <table:table-cell office:value-type="float" office:value="162958.9" table:style-name="ce17">
            <text:p>162.959<text:s/></text:p>
          </table:table-cell>
          <table:table-cell office:value-type="float" office:value="437498.28" table:style-name="ce17">
            <text:p>437.498<text:s/></text:p>
          </table:table-cell>
          <table:table-cell office:value-type="float" office:value="590467448.78999996" table:style-name="ce17">
            <text:p>590.467.449<text:s/></text:p>
          </table:table-cell>
          <table:table-cell office:value-type="float" office:value="1669363.2" table:style-name="ce17">
            <text:p>1.669.363<text:s/></text:p>
          </table:table-cell>
          <table:table-cell office:value-type="float" office:value="161951.07" table:style-name="ce17">
            <text:p>161.951<text:s/></text:p>
          </table:table-cell>
          <table:table-cell office:value-type="float" office:value="29296.62" table:style-name="ce17">
            <text:p>29.297<text:s/></text:p>
          </table:table-cell>
          <table:table-cell office:value-type="float" office:value="37315080.539999999" table:style-name="ce17">
            <text:p>37.315.081<text:s/></text:p>
          </table:table-cell>
          <table:table-cell office:value-type="float" office:value="72348.86" table:style-name="ce17">
            <text:p>72.349<text:s/></text:p>
          </table:table-cell>
          <table:table-cell office:value-type="float" office:value="514038.27" table:style-name="ce17">
            <text:p>514.038<text:s/></text:p>
          </table:table-cell>
          <table:table-cell office:value-type="float" office:value="9169406.3900000006" table:style-name="ce17">
            <text:p>9.169.406<text:s/></text:p>
          </table:table-cell>
          <table:table-cell office:value-type="float" office:value="38822.31" table:style-name="ce17">
            <text:p>38.822<text:s/></text:p>
          </table:table-cell>
          <table:table-cell office:value-type="float" office:value="817265.61" table:style-name="ce17">
            <text:p>817.266<text:s/></text:p>
          </table:table-cell>
          <table:table-cell office:value-type="float" office:value="74268.149999999994" table:style-name="ce17">
            <text:p>74.268<text:s/></text:p>
          </table:table-cell>
          <table:table-cell office:value-type="float" office:value="92493972.739999995" table:style-name="ce17">
            <text:p>92.493.973<text:s/></text:p>
          </table:table-cell>
          <table:table-cell office:value-type="float" office:value="1735198375.1800001" table:style-name="ce17">
            <text:p>1.735.198.375<text:s/></text:p>
          </table:table-cell>
          <table:table-cell office:value-type="float" office:value="279640.73" table:style-name="ce17">
            <text:p>279.641<text:s/></text:p>
          </table:table-cell>
          <table:table-cell office:value-type="float" office:value="279342.37" table:style-name="ce17">
            <text:p>279.3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746798.05" table:style-name="ce17">
            <text:p>104.746.798<text:s/></text:p>
          </table:table-cell>
          <table:table-cell office:value-type="float" office:value="10313113.34" table:style-name="ce17">
            <text:p>10.313.113<text:s/></text:p>
          </table:table-cell>
          <table:table-cell office:value-type="float" office:value="1980035.9" table:style-name="ce17">
            <text:p>1.980.036<text:s/></text:p>
          </table:table-cell>
          <table:table-cell office:value-type="float" office:value="2506687855.6599998" table:style-name="ce17">
            <text:p>2.506.687.856<text:s/></text:p>
          </table:table-cell>
          <table:table-cell office:value-type="float" office:value="2159.7800000000002" table:style-name="ce17">
            <text:p>2.160<text:s/></text:p>
          </table:table-cell>
          <table:table-cell office:value-type="float" office:value="5095078072.3299999" table:style-name="ce18">
            <text:p>5.095.078.0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755126.699999999" table:style-name="ce17">
            <text:p>12.755.127<text:s/></text:p>
          </table:table-cell>
          <table:table-cell office:value-type="float" office:value="41563847.859999999" table:style-name="ce17">
            <text:p>41.563.848<text:s/></text:p>
          </table:table-cell>
          <table:table-cell office:value-type="float" office:value="221679848.89000002" table:style-name="ce17">
            <text:p>221.679.849<text:s/></text:p>
          </table:table-cell>
          <table:table-cell office:value-type="float" office:value="11495541.48" table:style-name="ce17">
            <text:p>11.495.541<text:s/></text:p>
          </table:table-cell>
          <table:table-cell office:value-type="float" office:value="422069742.20000005" table:style-name="ce17">
            <text:p>422.069.742<text:s/></text:p>
          </table:table-cell>
          <table:table-cell office:value-type="float" office:value="253158162.54000002" table:style-name="ce17">
            <text:p>253.158.163<text:s/></text:p>
          </table:table-cell>
          <table:table-cell office:value-type="float" office:value="1084246068.97" table:style-name="ce17">
            <text:p>1.084.246.069<text:s/></text:p>
          </table:table-cell>
          <table:table-cell office:value-type="float" office:value="706090186.96000004" table:style-name="ce17">
            <text:p>706.090.187<text:s/></text:p>
          </table:table-cell>
          <table:table-cell office:value-type="float" office:value="355045375.00999999" table:style-name="ce17">
            <text:p>355.045.375<text:s/></text:p>
          </table:table-cell>
          <table:table-cell office:value-type="float" office:value="73346392.24000001" table:style-name="ce17">
            <text:p>73.346.392<text:s/></text:p>
          </table:table-cell>
          <table:table-cell office:value-type="float" office:value="2672071609.6799998" table:style-name="ce17">
            <text:p>2.672.071.610<text:s/></text:p>
          </table:table-cell>
          <table:table-cell office:value-type="float" office:value="99096732.939999998" table:style-name="ce17">
            <text:p>99.096.733<text:s/></text:p>
          </table:table-cell>
          <table:table-cell office:value-type="float" office:value="217302567.64999998" table:style-name="ce17">
            <text:p>217.302.568<text:s/></text:p>
          </table:table-cell>
          <table:table-cell office:value-type="float" office:value="118226703.31" table:style-name="ce17">
            <text:p>118.226.703<text:s/></text:p>
          </table:table-cell>
          <table:table-cell office:value-type="float" office:value="69554011.070000008" table:style-name="ce17">
            <text:p>69.554.011<text:s/></text:p>
          </table:table-cell>
          <table:table-cell office:value-type="float" office:value="283789940.26999998" table:style-name="ce17">
            <text:p>283.789.940<text:s/></text:p>
          </table:table-cell>
          <table:table-cell office:value-type="float" office:value="63172296.349999994" table:style-name="ce17">
            <text:p>63.172.296<text:s/></text:p>
          </table:table-cell>
          <table:table-cell office:value-type="float" office:value="1196170680.0400002" table:style-name="ce17">
            <text:p>1.196.170.680<text:s/></text:p>
          </table:table-cell>
          <table:table-cell office:value-type="float" office:value="3018925268.6000004" table:style-name="ce17">
            <text:p>3.018.925.269<text:s/></text:p>
          </table:table-cell>
          <table:table-cell office:value-type="float" office:value="85334199.480000004" table:style-name="ce17">
            <text:p>85.334.199<text:s/></text:p>
          </table:table-cell>
          <table:table-cell office:value-type="float" office:value="35649568.239999995" table:style-name="ce17">
            <text:p>35.649.568<text:s/></text:p>
          </table:table-cell>
          <table:table-cell office:value-type="float" office:value="13895145.579999998" table:style-name="ce17">
            <text:p>13.895.146<text:s/></text:p>
          </table:table-cell>
          <table:table-cell office:value-type="float" office:value="1033279439.7600001" table:style-name="ce17">
            <text:p>1.033.279.440<text:s/></text:p>
          </table:table-cell>
          <table:table-cell office:value-type="float" office:value="873131072.79999995" table:style-name="ce17">
            <text:p>873.131.073<text:s/></text:p>
          </table:table-cell>
          <table:table-cell office:value-type="float" office:value="37205776.640000001" table:style-name="ce17">
            <text:p>37.205.777<text:s/></text:p>
          </table:table-cell>
          <table:table-cell office:value-type="float" office:value="8697938246.8100014" table:style-name="ce17">
            <text:p>8.697.938.247<text:s/></text:p>
          </table:table-cell>
          <table:table-cell office:value-type="float" office:value="31397493.589999996" table:style-name="ce17">
            <text:p>31.397.494<text:s/></text:p>
          </table:table-cell>
          <table:table-cell office:value-type="float" office:value="21727591045.66" table:style-name="ce18">
            <text:p>21.727.591.0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1990896.32" table:style-name="ce17">
            <text:p>11.990.896<text:s/></text:p>
          </table:table-cell>
          <table:table-cell office:value-type="float" office:value="40473601.020000003" table:style-name="ce17">
            <text:p>40.473.601<text:s/></text:p>
          </table:table-cell>
          <table:table-cell office:value-type="float" office:value="249676317.75999999" table:style-name="ce17">
            <text:p>249.676.318<text:s/></text:p>
          </table:table-cell>
          <table:table-cell office:value-type="float" office:value="7102857.04" table:style-name="ce17">
            <text:p>7.102.857<text:s/></text:p>
          </table:table-cell>
          <table:table-cell office:value-type="float" office:value="326965363.38999999" table:style-name="ce17">
            <text:p>326.965.363<text:s/></text:p>
          </table:table-cell>
          <table:table-cell office:value-type="float" office:value="256242976.72" table:style-name="ce17">
            <text:p>256.242.977<text:s/></text:p>
          </table:table-cell>
          <table:table-cell office:value-type="float" office:value="4043058388.3200002" table:style-name="ce17">
            <text:p>4.043.058.388<text:s/></text:p>
          </table:table-cell>
          <table:table-cell office:value-type="float" office:value="176659205.90000001" table:style-name="ce17">
            <text:p>176.659.206<text:s/></text:p>
          </table:table-cell>
          <table:table-cell office:value-type="float" office:value="202390241.00999999" table:style-name="ce17">
            <text:p>202.390.241<text:s/></text:p>
          </table:table-cell>
          <table:table-cell office:value-type="float" office:value="51961659.560000002" table:style-name="ce17">
            <text:p>51.961.660<text:s/></text:p>
          </table:table-cell>
          <table:table-cell office:value-type="float" office:value="921844756.57000005" table:style-name="ce17">
            <text:p>921.844.757<text:s/></text:p>
          </table:table-cell>
          <table:table-cell office:value-type="float" office:value="74888498.840000004" table:style-name="ce17">
            <text:p>74.888.499<text:s/></text:p>
          </table:table-cell>
          <table:table-cell office:value-type="float" office:value="113752808.92" table:style-name="ce17">
            <text:p>113.752.809<text:s/></text:p>
          </table:table-cell>
          <table:table-cell office:value-type="float" office:value="110641596.23999999" table:style-name="ce17">
            <text:p>110.641.596<text:s/></text:p>
          </table:table-cell>
          <table:table-cell office:value-type="float" office:value="71410478.129999995" table:style-name="ce17">
            <text:p>71.410.478<text:s/></text:p>
          </table:table-cell>
          <table:table-cell office:value-type="float" office:value="215877827.18000001" table:style-name="ce17">
            <text:p>215.877.827<text:s/></text:p>
          </table:table-cell>
          <table:table-cell office:value-type="float" office:value="42846176.399999999" table:style-name="ce17">
            <text:p>42.846.176<text:s/></text:p>
          </table:table-cell>
          <table:table-cell office:value-type="float" office:value="757592945.45000005" table:style-name="ce17">
            <text:p>757.592.945<text:s/></text:p>
          </table:table-cell>
          <table:table-cell office:value-type="float" office:value="4304516299.1499996" table:style-name="ce17">
            <text:p>4.304.516.299<text:s/></text:p>
          </table:table-cell>
          <table:table-cell office:value-type="float" office:value="63845757.189999998" table:style-name="ce17">
            <text:p>63.845.757<text:s/></text:p>
          </table:table-cell>
          <table:table-cell office:value-type="float" office:value="31748821.390000001" table:style-name="ce17">
            <text:p>31.748.821<text:s/></text:p>
          </table:table-cell>
          <table:table-cell office:value-type="float" office:value="9003549.0199999996" table:style-name="ce17">
            <text:p>9.003.549<text:s/></text:p>
          </table:table-cell>
          <table:table-cell office:value-type="float" office:value="876114283.25" table:style-name="ce17">
            <text:p>876.114.283<text:s/></text:p>
          </table:table-cell>
          <table:table-cell office:value-type="float" office:value="499564363.25" table:style-name="ce17">
            <text:p>499.564.363<text:s/></text:p>
          </table:table-cell>
          <table:table-cell office:value-type="float" office:value="56675314.619999997" table:style-name="ce17">
            <text:p>56.675.315<text:s/></text:p>
          </table:table-cell>
          <table:table-cell office:value-type="float" office:value="11484844727.360001" table:style-name="ce17">
            <text:p>11.484.844.727<text:s/></text:p>
          </table:table-cell>
          <table:table-cell office:value-type="float" office:value="18079482.719999999" table:style-name="ce17">
            <text:p>18.079.483<text:s/></text:p>
          </table:table-cell>
          <table:table-cell office:value-type="float" office:value="25019769192.720001" table:style-name="ce18">
            <text:p>25.019.769.1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843425.2899999991" table:style-name="ce17">
            <text:p>9.843.425<text:s/></text:p>
          </table:table-cell>
          <table:table-cell office:value-type="float" office:value="34401417.109999999" table:style-name="ce17">
            <text:p>34.401.417<text:s/></text:p>
          </table:table-cell>
          <table:table-cell office:value-type="float" office:value="115932864.65000001" table:style-name="ce17">
            <text:p>115.932.865<text:s/></text:p>
          </table:table-cell>
          <table:table-cell office:value-type="float" office:value="6426240.4699999997" table:style-name="ce17">
            <text:p>6.426.240<text:s/></text:p>
          </table:table-cell>
          <table:table-cell office:value-type="float" office:value="240743657.06" table:style-name="ce17">
            <text:p>240.743.657<text:s/></text:p>
          </table:table-cell>
          <table:table-cell office:value-type="float" office:value="192734275.16999999" table:style-name="ce17">
            <text:p>192.734.275<text:s/></text:p>
          </table:table-cell>
          <table:table-cell office:value-type="float" office:value="3196859477.7000003" table:style-name="ce17">
            <text:p>3.196.859.478<text:s/></text:p>
          </table:table-cell>
          <table:table-cell office:value-type="float" office:value="126897776" table:style-name="ce17">
            <text:p>126.897.776<text:s/></text:p>
          </table:table-cell>
          <table:table-cell office:value-type="float" office:value="160402103.81999999" table:style-name="ce17">
            <text:p>160.402.104<text:s/></text:p>
          </table:table-cell>
          <table:table-cell office:value-type="float" office:value="41714099.909999996" table:style-name="ce17">
            <text:p>41.714.100<text:s/></text:p>
          </table:table-cell>
          <table:table-cell office:value-type="float" office:value="703904364.60000002" table:style-name="ce17">
            <text:p>703.904.365<text:s/></text:p>
          </table:table-cell>
          <table:table-cell office:value-type="float" office:value="58283685.960000001" table:style-name="ce17">
            <text:p>58.283.686<text:s/></text:p>
          </table:table-cell>
          <table:table-cell office:value-type="float" office:value="89703469.590000004" table:style-name="ce17">
            <text:p>89.703.470<text:s/></text:p>
          </table:table-cell>
          <table:table-cell office:value-type="float" office:value="95996530.040000007" table:style-name="ce17">
            <text:p>95.996.530<text:s/></text:p>
          </table:table-cell>
          <table:table-cell office:value-type="float" office:value="63158036.399999999" table:style-name="ce17">
            <text:p>63.158.036<text:s/></text:p>
          </table:table-cell>
          <table:table-cell office:value-type="float" office:value="164600851.63999999" table:style-name="ce17">
            <text:p>164.600.852<text:s/></text:p>
          </table:table-cell>
          <table:table-cell office:value-type="float" office:value="31587950.350000001" table:style-name="ce17">
            <text:p>31.587.950<text:s/></text:p>
          </table:table-cell>
          <table:table-cell office:value-type="float" office:value="486893855.86000001" table:style-name="ce17">
            <text:p>486.893.856<text:s/></text:p>
          </table:table-cell>
          <table:table-cell office:value-type="float" office:value="1816397488.22" table:style-name="ce17">
            <text:p>1.816.397.488<text:s/></text:p>
          </table:table-cell>
          <table:table-cell office:value-type="float" office:value="51737147.380000003" table:style-name="ce17">
            <text:p>51.737.147<text:s/></text:p>
          </table:table-cell>
          <table:table-cell office:value-type="float" office:value="25943311.989999998" table:style-name="ce17">
            <text:p>25.943.312<text:s/></text:p>
          </table:table-cell>
          <table:table-cell office:value-type="float" office:value="8437145.25" table:style-name="ce17">
            <text:p>8.437.145<text:s/></text:p>
          </table:table-cell>
          <table:table-cell office:value-type="float" office:value="627623225.02999997" table:style-name="ce17">
            <text:p>627.623.225<text:s/></text:p>
          </table:table-cell>
          <table:table-cell office:value-type="float" office:value="324230318.29000002" table:style-name="ce17">
            <text:p>324.230.318<text:s/></text:p>
          </table:table-cell>
          <table:table-cell office:value-type="float" office:value="38243787.420000002" table:style-name="ce17">
            <text:p>38.243.787<text:s/></text:p>
          </table:table-cell>
          <table:table-cell office:value-type="float" office:value="5295851531.6400003" table:style-name="ce17">
            <text:p>5.295.851.532<text:s/></text:p>
          </table:table-cell>
          <table:table-cell office:value-type="float" office:value="16234956.779999999" table:style-name="ce17">
            <text:p>16.234.957<text:s/></text:p>
          </table:table-cell>
          <table:table-cell office:value-type="float" office:value="14024782993.620001" table:style-name="ce18">
            <text:p>14.024.782.9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559908.59" table:style-name="ce17">
            <text:p>1.559.909<text:s/></text:p>
          </table:table-cell>
          <table:table-cell office:value-type="float" office:value="3961844.34" table:style-name="ce17">
            <text:p>3.961.844<text:s/></text:p>
          </table:table-cell>
          <table:table-cell office:value-type="float" office:value="7844601.8700000001" table:style-name="ce17">
            <text:p>7.844.602<text:s/></text:p>
          </table:table-cell>
          <table:table-cell office:value-type="float" office:value="83108.160000000003" table:style-name="ce17">
            <text:p>83.108<text:s/></text:p>
          </table:table-cell>
          <table:table-cell office:value-type="float" office:value="52398025.07" table:style-name="ce17">
            <text:p>52.398.025<text:s/></text:p>
          </table:table-cell>
          <table:table-cell office:value-type="float" office:value="36722039.119999997" table:style-name="ce17">
            <text:p>36.722.039<text:s/></text:p>
          </table:table-cell>
          <table:table-cell office:value-type="float" office:value="396925678.69" table:style-name="ce17">
            <text:p>396.925.679<text:s/></text:p>
          </table:table-cell>
          <table:table-cell office:value-type="float" office:value="24458794.34" table:style-name="ce17">
            <text:p>24.458.794<text:s/></text:p>
          </table:table-cell>
          <table:table-cell office:value-type="float" office:value="27505723.5" table:style-name="ce17">
            <text:p>27.505.724<text:s/></text:p>
          </table:table-cell>
          <table:table-cell office:value-type="float" office:value="6696949.1299999999" table:style-name="ce17">
            <text:p>6.696.949<text:s/></text:p>
          </table:table-cell>
          <table:table-cell office:value-type="float" office:value="130817713.33" table:style-name="ce17">
            <text:p>130.817.713<text:s/></text:p>
          </table:table-cell>
          <table:table-cell office:value-type="float" office:value="9796196.7899999991" table:style-name="ce17">
            <text:p>9.796.197<text:s/></text:p>
          </table:table-cell>
          <table:table-cell office:value-type="float" office:value="14477418.43" table:style-name="ce17">
            <text:p>14.477.418<text:s/></text:p>
          </table:table-cell>
          <table:table-cell office:value-type="float" office:value="5858961.6699999999" table:style-name="ce17">
            <text:p>5.858.962<text:s/></text:p>
          </table:table-cell>
          <table:table-cell office:value-type="float" office:value="5348256.1900000004" table:style-name="ce17">
            <text:p>5.348.256<text:s/></text:p>
          </table:table-cell>
          <table:table-cell office:value-type="float" office:value="29116372.210000001" table:style-name="ce17">
            <text:p>29.116.372<text:s/></text:p>
          </table:table-cell>
          <table:table-cell office:value-type="float" office:value="8942026.3900000006" table:style-name="ce17">
            <text:p>8.942.026<text:s/></text:p>
          </table:table-cell>
          <table:table-cell office:value-type="float" office:value="137144501.22" table:style-name="ce17">
            <text:p>137.144.501<text:s/></text:p>
          </table:table-cell>
          <table:table-cell office:value-type="float" office:value="937266407.73000002" table:style-name="ce17">
            <text:p>937.266.408<text:s/></text:p>
          </table:table-cell>
          <table:table-cell office:value-type="float" office:value="7306079.3099999996" table:style-name="ce17">
            <text:p>7.306.079<text:s/></text:p>
          </table:table-cell>
          <table:table-cell office:value-type="float" office:value="4662107.87" table:style-name="ce17">
            <text:p>4.662.108<text:s/></text:p>
          </table:table-cell>
          <table:table-cell office:value-type="float" office:value="133282.66" table:style-name="ce17">
            <text:p>133.283<text:s/></text:p>
          </table:table-cell>
          <table:table-cell office:value-type="float" office:value="159284864.09999999" table:style-name="ce17">
            <text:p>159.284.864<text:s/></text:p>
          </table:table-cell>
          <table:table-cell office:value-type="float" office:value="123585945.22" table:style-name="ce17">
            <text:p>123.585.945<text:s/></text:p>
          </table:table-cell>
          <table:table-cell office:value-type="float" office:value="12717824.59" table:style-name="ce17">
            <text:p>12.717.825<text:s/></text:p>
          </table:table-cell>
          <table:table-cell office:value-type="float" office:value="2727175611.5900002" table:style-name="ce17">
            <text:p>2.727.175.612<text:s/></text:p>
          </table:table-cell>
          <table:table-cell office:value-type="float" office:value="707325.64" table:style-name="ce17">
            <text:p>707.326<text:s/></text:p>
          </table:table-cell>
          <table:table-cell office:value-type="float" office:value="4872497567.75" table:style-name="ce18">
            <text:p>4.872.497.5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2505.5" table:style-name="ce17">
            <text:p>12.506<text:s/></text:p>
          </table:table-cell>
          <table:table-cell office:value-type="float" office:value="140659.07999999999" table:style-name="ce17">
            <text:p>140.659<text:s/></text:p>
          </table:table-cell>
          <table:table-cell office:value-type="float" office:value="120646826.06" table:style-name="ce17">
            <text:p>120.646.826<text:s/></text:p>
          </table:table-cell>
          <table:table-cell office:value-type="float" office:value="26627.4" table:style-name="ce17">
            <text:p>26.627<text:s/></text:p>
          </table:table-cell>
          <table:table-cell office:value-type="float" office:value="15707896.1" table:style-name="ce17">
            <text:p>15.707.896<text:s/></text:p>
          </table:table-cell>
          <table:table-cell office:value-type="float" office:value="14125219.32" table:style-name="ce17">
            <text:p>14.125.219<text:s/></text:p>
          </table:table-cell>
          <table:table-cell office:value-type="float" office:value="200413751.31999999" table:style-name="ce17">
            <text:p>200.413.751<text:s/></text:p>
          </table:table-cell>
          <table:table-cell office:value-type="float" office:value="15467358.85" table:style-name="ce17">
            <text:p>15.467.359<text:s/></text:p>
          </table:table-cell>
          <table:table-cell office:value-type="float" office:value="7021165.6399999997" table:style-name="ce17">
            <text:p>7.021.166<text:s/></text:p>
          </table:table-cell>
          <table:table-cell office:value-type="float" office:value="625816.49" table:style-name="ce17">
            <text:p>625.816<text:s/></text:p>
          </table:table-cell>
          <table:table-cell office:value-type="float" office:value="45046793.649999999" table:style-name="ce17">
            <text:p>45.046.794<text:s/></text:p>
          </table:table-cell>
          <table:table-cell office:value-type="float" office:value="3619003.63" table:style-name="ce17">
            <text:p>3.619.004<text:s/></text:p>
          </table:table-cell>
          <table:table-cell office:value-type="float" office:value="5204793.59" table:style-name="ce17">
            <text:p>5.204.794<text:s/></text:p>
          </table:table-cell>
          <table:table-cell office:value-type="float" office:value="4394561.4000000004" table:style-name="ce17">
            <text:p>4.394.561<text:s/></text:p>
          </table:table-cell>
          <table:table-cell office:value-type="float" office:value="529103.37" table:style-name="ce17">
            <text:p>529.103<text:s/></text:p>
          </table:table-cell>
          <table:table-cell office:value-type="float" office:value="12151922.439999999" table:style-name="ce17">
            <text:p>12.151.922<text:s/></text:p>
          </table:table-cell>
          <table:table-cell office:value-type="float" office:value="110070.39999999999" table:style-name="ce17">
            <text:p>110.070<text:s/></text:p>
          </table:table-cell>
          <table:table-cell office:value-type="float" office:value="93522908.510000005" table:style-name="ce17">
            <text:p>93.522.909<text:s/></text:p>
          </table:table-cell>
          <table:table-cell office:value-type="float" office:value="1433149221.0699999" table:style-name="ce17">
            <text:p>1.433.149.221<text:s/></text:p>
          </table:table-cell>
          <table:table-cell office:value-type="float" office:value="1438379.64" table:style-name="ce17">
            <text:p>1.438.380<text:s/></text:p>
          </table:table-cell>
          <table:table-cell office:value-type="float" office:value="124076.8" table:style-name="ce17">
            <text:p>124.077<text:s/></text:p>
          </table:table-cell>
          <table:table-cell office:value-type="float" office:value="9201.18" table:style-name="ce17">
            <text:p>9.201<text:s/></text:p>
          </table:table-cell>
          <table:table-cell office:value-type="float" office:value="39992858.82" table:style-name="ce17">
            <text:p>39.992.859<text:s/></text:p>
          </table:table-cell>
          <table:table-cell office:value-type="float" office:value="30712162.800000001" table:style-name="ce17">
            <text:p>30.712.163<text:s/></text:p>
          </table:table-cell>
          <table:table-cell office:value-type="float" office:value="1188943.43" table:style-name="ce17">
            <text:p>1.188.943<text:s/></text:p>
          </table:table-cell>
          <table:table-cell office:value-type="float" office:value="2699293341.3499999" table:style-name="ce17">
            <text:p>2.699.293.341<text:s/></text:p>
          </table:table-cell>
          <table:table-cell office:value-type="float" office:value="252078.57" table:style-name="ce17">
            <text:p>252.079<text:s/></text:p>
          </table:table-cell>
          <table:table-cell office:value-type="float" office:value="4744927246.4099998" table:style-name="ce18">
            <text:p>4.744.927.2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75056.94000000006" table:style-name="ce17">
            <text:p>575.057<text:s/></text:p>
          </table:table-cell>
          <table:table-cell office:value-type="float" office:value="1969680.4899999998" table:style-name="ce17">
            <text:p>1.969.680<text:s/></text:p>
          </table:table-cell>
          <table:table-cell office:value-type="float" office:value="5252025.1800000006" table:style-name="ce17">
            <text:p>5.252.025<text:s/></text:p>
          </table:table-cell>
          <table:table-cell office:value-type="float" office:value="566881.01" table:style-name="ce17">
            <text:p>566.881<text:s/></text:p>
          </table:table-cell>
          <table:table-cell office:value-type="float" office:value="18115785.16" table:style-name="ce17">
            <text:p>18.115.785<text:s/></text:p>
          </table:table-cell>
          <table:table-cell office:value-type="float" office:value="12661443.109999999" table:style-name="ce17">
            <text:p>12.661.443<text:s/></text:p>
          </table:table-cell>
          <table:table-cell office:value-type="float" office:value="248859480.60999998" table:style-name="ce17">
            <text:p>248.859.481<text:s/></text:p>
          </table:table-cell>
          <table:table-cell office:value-type="float" office:value="9835276.7100000009" table:style-name="ce17">
            <text:p>9.835.277<text:s/></text:p>
          </table:table-cell>
          <table:table-cell office:value-type="float" office:value="7461248.0499999998" table:style-name="ce17">
            <text:p>7.461.248<text:s/></text:p>
          </table:table-cell>
          <table:table-cell office:value-type="float" office:value="2924794.03" table:style-name="ce17">
            <text:p>2.924.794<text:s/></text:p>
          </table:table-cell>
          <table:table-cell office:value-type="float" office:value="42075884.990000002" table:style-name="ce17">
            <text:p>42.075.885<text:s/></text:p>
          </table:table-cell>
          <table:table-cell office:value-type="float" office:value="3189612.46" table:style-name="ce17">
            <text:p>3.189.612<text:s/></text:p>
          </table:table-cell>
          <table:table-cell office:value-type="float" office:value="4367127.3099999996" table:style-name="ce17">
            <text:p>4.367.127<text:s/></text:p>
          </table:table-cell>
          <table:table-cell office:value-type="float" office:value="4391543.13" table:style-name="ce17">
            <text:p>4.391.543<text:s/></text:p>
          </table:table-cell>
          <table:table-cell office:value-type="float" office:value="2375082.17" table:style-name="ce17">
            <text:p>2.375.082<text:s/></text:p>
          </table:table-cell>
          <table:table-cell office:value-type="float" office:value="10008680.889999999" table:style-name="ce17">
            <text:p>10.008.681<text:s/></text:p>
          </table:table-cell>
          <table:table-cell office:value-type="float" office:value="2206129.2599999998" table:style-name="ce17">
            <text:p>2.206.129<text:s/></text:p>
          </table:table-cell>
          <table:table-cell office:value-type="float" office:value="40031679.859999999" table:style-name="ce17">
            <text:p>40.031.680<text:s/></text:p>
          </table:table-cell>
          <table:table-cell office:value-type="float" office:value="117703182.13" table:style-name="ce17">
            <text:p>117.703.182<text:s/></text:p>
          </table:table-cell>
          <table:table-cell office:value-type="float" office:value="3364150.86" table:style-name="ce17">
            <text:p>3.364.151<text:s/></text:p>
          </table:table-cell>
          <table:table-cell office:value-type="float" office:value="1019324.7300000001" table:style-name="ce17">
            <text:p>1.019.325<text:s/></text:p>
          </table:table-cell>
          <table:table-cell office:value-type="float" office:value="423919.93" table:style-name="ce17">
            <text:p>423.920<text:s/></text:p>
          </table:table-cell>
          <table:table-cell office:value-type="float" office:value="49213335.299999997" table:style-name="ce17">
            <text:p>49.213.335<text:s/></text:p>
          </table:table-cell>
          <table:table-cell office:value-type="float" office:value="21035936.940000001" table:style-name="ce17">
            <text:p>21.035.937<text:s/></text:p>
          </table:table-cell>
          <table:table-cell office:value-type="float" office:value="4524759.18" table:style-name="ce17">
            <text:p>4.524.759<text:s/></text:p>
          </table:table-cell>
          <table:table-cell office:value-type="float" office:value="762524242.77999997" table:style-name="ce17">
            <text:p>762.524.243<text:s/></text:p>
          </table:table-cell>
          <table:table-cell office:value-type="float" office:value="885121.73" table:style-name="ce17">
            <text:p>885.122<text:s/></text:p>
          </table:table-cell>
          <table:table-cell office:value-type="float" office:value="1377561384.9399998" table:style-name="ce18">
            <text:p>1.377.561.3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51450.89" table:style-name="ce17">
            <text:p>251.451<text:s/></text:p>
          </table:table-cell>
          <table:table-cell office:value-type="float" office:value="1047842.26" table:style-name="ce17">
            <text:p>1.047.842<text:s/></text:p>
          </table:table-cell>
          <table:table-cell office:value-type="float" office:value="15728265.26" table:style-name="ce17">
            <text:p>15.728.265<text:s/></text:p>
          </table:table-cell>
          <table:table-cell office:value-type="float" office:value="43163.82" table:style-name="ce17">
            <text:p>43.164<text:s/></text:p>
          </table:table-cell>
          <table:table-cell office:value-type="float" office:value="3891231.27" table:style-name="ce17">
            <text:p>3.891.231<text:s/></text:p>
          </table:table-cell>
          <table:table-cell office:value-type="float" office:value="4111381.7" table:style-name="ce17">
            <text:p>4.111.382<text:s/></text:p>
          </table:table-cell>
          <table:table-cell office:value-type="float" office:value="435781983.02999997" table:style-name="ce17">
            <text:p>435.781.983<text:s/></text:p>
          </table:table-cell>
          <table:table-cell office:value-type="float" office:value="12588615.08" table:style-name="ce17">
            <text:p>12.588.615<text:s/></text:p>
          </table:table-cell>
          <table:table-cell office:value-type="float" office:value="11271764.529999999" table:style-name="ce17">
            <text:p>11.271.765<text:s/></text:p>
          </table:table-cell>
          <table:table-cell office:value-type="float" office:value="429849.11" table:style-name="ce17">
            <text:p>429.849<text:s/></text:p>
          </table:table-cell>
          <table:table-cell office:value-type="float" office:value="75447502.370000005" table:style-name="ce17">
            <text:p>75.447.502<text:s/></text:p>
          </table:table-cell>
          <table:table-cell office:value-type="float" office:value="4968697.3" table:style-name="ce17">
            <text:p>4.968.697<text:s/></text:p>
          </table:table-cell>
          <table:table-cell office:value-type="float" office:value="11440621.42" table:style-name="ce17">
            <text:p>11.440.621<text:s/></text:p>
          </table:table-cell>
          <table:table-cell office:value-type="float" office:value="10303969.5" table:style-name="ce17">
            <text:p>10.303.970<text:s/></text:p>
          </table:table-cell>
          <table:table-cell office:value-type="float" office:value="1367574.86" table:style-name="ce17">
            <text:p>1.367.575<text:s/></text:p>
          </table:table-cell>
          <table:table-cell office:value-type="float" office:value="12074152.859999999" table:style-name="ce17">
            <text:p>12.074.153<text:s/></text:p>
          </table:table-cell>
          <table:table-cell office:value-type="float" office:value="146867.49" table:style-name="ce17">
            <text:p>146.867<text:s/></text:p>
          </table:table-cell>
          <table:table-cell office:value-type="float" office:value="62151907.579999998" table:style-name="ce17">
            <text:p>62.151.908<text:s/></text:p>
          </table:table-cell>
          <table:table-cell office:value-type="float" office:value="240244140.41" table:style-name="ce17">
            <text:p>240.244.140<text:s/></text:p>
          </table:table-cell>
          <table:table-cell office:value-type="float" office:value="924642.84" table:style-name="ce17">
            <text:p>924.643<text:s/></text:p>
          </table:table-cell>
          <table:table-cell office:value-type="float" office:value="5144368.0599999996" table:style-name="ce17">
            <text:p>5.144.368<text:s/></text:p>
          </table:table-cell>
          <table:table-cell office:value-type="float" office:value="38388.769999999997" table:style-name="ce17">
            <text:p>38.389<text:s/></text:p>
          </table:table-cell>
          <table:table-cell office:value-type="float" office:value="92341911.5" table:style-name="ce17">
            <text:p>92.341.912<text:s/></text:p>
          </table:table-cell>
          <table:table-cell office:value-type="float" office:value="22049842.649999999" table:style-name="ce17">
            <text:p>22.049.843<text:s/></text:p>
          </table:table-cell>
          <table:table-cell office:value-type="float" office:value="3321838.16" table:style-name="ce17">
            <text:p>3.321.838<text:s/></text:p>
          </table:table-cell>
          <table:table-cell office:value-type="float" office:value="1974838863.3399999" table:style-name="ce17">
            <text:p>1.974.838.863<text:s/></text:p>
          </table:table-cell>
          <table:table-cell office:value-type="float" office:value="240687.34" table:style-name="ce17">
            <text:p>240.687<text:s/></text:p>
          </table:table-cell>
          <table:table-cell office:value-type="float" office:value="3002191523.3999996" table:style-name="ce18">
            <text:p>3.002.191.5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50327.839999999997" table:style-name="ce17">
            <text:p>50.328<text:s/></text:p>
          </table:table-cell>
          <table:table-cell office:value-type="float" office:value="182192.35" table:style-name="ce17">
            <text:p>182.192<text:s/></text:p>
          </table:table-cell>
          <table:table-cell office:value-type="float" office:value="88545.54" table:style-name="ce17">
            <text:p>88.546<text:s/></text:p>
          </table:table-cell>
          <table:table-cell office:value-type="float" office:value="13078.68" table:style-name="ce17">
            <text:p>13.079<text:s/></text:p>
          </table:table-cell>
          <table:table-cell office:value-type="float" office:value="1002260.09" table:style-name="ce17">
            <text:p>1.002.260<text:s/></text:p>
          </table:table-cell>
          <table:table-cell office:value-type="float" office:value="320977.03000000003" table:style-name="ce17">
            <text:p>320.977<text:s/></text:p>
          </table:table-cell>
          <table:table-cell office:value-type="float" office:value="389730.88999999996" table:style-name="ce17">
            <text:p>389.731<text:s/></text:p>
          </table:table-cell>
          <table:table-cell office:value-type="float" office:value="212790.45" table:style-name="ce17">
            <text:p>212.790<text:s/></text:p>
          </table:table-cell>
          <table:table-cell office:value-type="float" office:value="2546614.06" table:style-name="ce17">
            <text:p>2.546.614<text:s/></text:p>
          </table:table-cell>
          <table:table-cell office:value-type="float" office:value="223663.58" table:style-name="ce17">
            <text:p>223.664<text:s/></text:p>
          </table:table-cell>
          <table:table-cell office:value-type="float" office:value="3691860.77" table:style-name="ce17">
            <text:p>3.691.861<text:s/></text:p>
          </table:table-cell>
          <table:table-cell office:value-type="float" office:value="5214273.57" table:style-name="ce17">
            <text:p>5.214.274<text:s/></text:p>
          </table:table-cell>
          <table:table-cell office:value-type="float" office:value="5034317.33" table:style-name="ce17">
            <text:p>5.034.317<text:s/></text:p>
          </table:table-cell>
          <table:table-cell office:value-type="float" office:value="665796.52" table:style-name="ce17">
            <text:p>665.797<text:s/></text:p>
          </table:table-cell>
          <table:table-cell office:value-type="float" office:value="129271.23" table:style-name="ce17">
            <text:p>129.271<text:s/></text:p>
          </table:table-cell>
          <table:table-cell office:value-type="float" office:value="298178.09999999998" table:style-name="ce17">
            <text:p>298.178<text:s/></text:p>
          </table:table-cell>
          <table:table-cell office:value-type="float" office:value="746335.46" table:style-name="ce17">
            <text:p>746.335<text:s/></text:p>
          </table:table-cell>
          <table:table-cell office:value-type="float" office:value="3610232.56" table:style-name="ce17">
            <text:p>3.610.233<text:s/></text:p>
          </table:table-cell>
          <table:table-cell office:value-type="float" office:value="637271.17000000004" table:style-name="ce17">
            <text:p>637.271<text:s/></text:p>
          </table:table-cell>
          <table:table-cell office:value-type="float" office:value="164293.19" table:style-name="ce17">
            <text:p>164.293<text:s/></text:p>
          </table:table-cell>
          <table:table-cell office:value-type="float" office:value="174665.34" table:style-name="ce17">
            <text:p>174.665<text:s/></text:p>
          </table:table-cell>
          <table:table-cell office:value-type="float" office:value="76102.759999999995" table:style-name="ce17">
            <text:p>76.103<text:s/></text:p>
          </table:table-cell>
          <table:table-cell office:value-type="float" office:value="2457919.9300000002" table:style-name="ce17">
            <text:p>2.457.920<text:s/></text:p>
          </table:table-cell>
          <table:table-cell office:value-type="float" office:value="500710.49" table:style-name="ce17">
            <text:p>500.710<text:s/></text:p>
          </table:table-cell>
          <table:table-cell office:value-type="float" office:value="54638.64" table:style-name="ce17">
            <text:p>54.639<text:s/></text:p>
          </table:table-cell>
          <table:table-cell office:value-type="float" office:value="4194482.01" table:style-name="ce17">
            <text:p>4.194.482<text:s/></text:p>
          </table:table-cell>
          <table:table-cell office:value-type="float" office:value="558481.88" table:style-name="ce17">
            <text:p>558.482<text:s/></text:p>
          </table:table-cell>
          <table:table-cell office:value-type="float" office:value="33239011.460000005" table:style-name="ce18">
            <text:p>33.239.0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4859339.52" table:style-name="ce17">
            <text:p>14.859.340<text:s/></text:p>
          </table:table-cell>
          <table:table-cell office:value-type="float" office:value="51106617.090000004" table:style-name="ce17">
            <text:p>51.106.617<text:s/></text:p>
          </table:table-cell>
          <table:table-cell office:value-type="float" office:value="344294307.38" table:style-name="ce17">
            <text:p>344.294.307<text:s/></text:p>
          </table:table-cell>
          <table:table-cell office:value-type="float" office:value="11828941.119999999" table:style-name="ce17">
            <text:p>11.828.941<text:s/></text:p>
          </table:table-cell>
          <table:table-cell office:value-type="float" office:value="465397520.70999998" table:style-name="ce17">
            <text:p>465.397.521<text:s/></text:p>
          </table:table-cell>
          <table:table-cell office:value-type="float" office:value="339278809.86000001" table:style-name="ce17">
            <text:p>339.278.810<text:s/></text:p>
          </table:table-cell>
          <table:table-cell office:value-type="float" office:value="959896159.90999997" table:style-name="ce17">
            <text:p>959.896.160<text:s/></text:p>
          </table:table-cell>
          <table:table-cell office:value-type="float" office:value="402920923.44" table:style-name="ce17">
            <text:p>402.920.923<text:s/></text:p>
          </table:table-cell>
          <table:table-cell office:value-type="float" office:value="271687108.58999997" table:style-name="ce17">
            <text:p>271.687.109<text:s/></text:p>
          </table:table-cell>
          <table:table-cell office:value-type="float" office:value="247469636.59" table:style-name="ce17">
            <text:p>247.469.637<text:s/></text:p>
          </table:table-cell>
          <table:table-cell office:value-type="float" office:value="1069595032.86" table:style-name="ce17">
            <text:p>1.069.595.033<text:s/></text:p>
          </table:table-cell>
          <table:table-cell office:value-type="float" office:value="86056146.439999998" table:style-name="ce17">
            <text:p>86.056.146<text:s/></text:p>
          </table:table-cell>
          <table:table-cell office:value-type="float" office:value="158922322" table:style-name="ce17">
            <text:p>158.922.322<text:s/></text:p>
          </table:table-cell>
          <table:table-cell office:value-type="float" office:value="169279339.30000001" table:style-name="ce17">
            <text:p>169.279.339<text:s/></text:p>
          </table:table-cell>
          <table:table-cell office:value-type="float" office:value="81748247.260000005" table:style-name="ce17">
            <text:p>81.748.247<text:s/></text:p>
          </table:table-cell>
          <table:table-cell office:value-type="float" office:value="476370327.22000003" table:style-name="ce17">
            <text:p>476.370.327<text:s/></text:p>
          </table:table-cell>
          <table:table-cell office:value-type="float" office:value="59994789.509999998" table:style-name="ce17">
            <text:p>59.994.790<text:s/></text:p>
          </table:table-cell>
          <table:table-cell office:value-type="float" office:value="1240359027.3800001" table:style-name="ce17">
            <text:p>1.240.359.027<text:s/></text:p>
          </table:table-cell>
          <table:table-cell office:value-type="float" office:value="4577440345.1000004" table:style-name="ce17">
            <text:p>4.577.440.345<text:s/></text:p>
          </table:table-cell>
          <table:table-cell office:value-type="float" office:value="66312008.920000002" table:style-name="ce17">
            <text:p>66.312.009<text:s/></text:p>
          </table:table-cell>
          <table:table-cell office:value-type="float" office:value="46739280.68" table:style-name="ce17">
            <text:p>46.739.281<text:s/></text:p>
          </table:table-cell>
          <table:table-cell office:value-type="float" office:value="11257162.66" table:style-name="ce17">
            <text:p>11.257.163<text:s/></text:p>
          </table:table-cell>
          <table:table-cell office:value-type="float" office:value="1125436530.8499999" table:style-name="ce17">
            <text:p>1.125.436.531<text:s/></text:p>
          </table:table-cell>
          <table:table-cell office:value-type="float" office:value="1121561437.23" table:style-name="ce17">
            <text:p>1.121.561.437<text:s/></text:p>
          </table:table-cell>
          <table:table-cell office:value-type="float" office:value="46525587.25" table:style-name="ce17">
            <text:p>46.525.587<text:s/></text:p>
          </table:table-cell>
          <table:table-cell office:value-type="float" office:value="9400379266.9899998" table:style-name="ce17">
            <text:p>9.400.379.267<text:s/></text:p>
          </table:table-cell>
          <table:table-cell office:value-type="float" office:value="29540192.719999999" table:style-name="ce17">
            <text:p>29.540.193<text:s/></text:p>
          </table:table-cell>
          <table:table-cell office:value-type="float" office:value="22876256408.580002" table:style-name="ce18">
            <text:p>22.876.256.4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447.969999999999" table:style-name="ce17">
            <text:p>10.448<text:s/></text:p>
          </table:table-cell>
          <table:table-cell office:value-type="float" office:value="100021.38" table:style-name="ce17">
            <text:p>100.021<text:s/></text:p>
          </table:table-cell>
          <table:table-cell office:value-type="float" office:value="190804.04" table:style-name="ce17">
            <text:p>190.804<text:s/></text:p>
          </table:table-cell>
          <table:table-cell office:value-type="float" office:value="38500.239999999998" table:style-name="ce17">
            <text:p>38.500<text:s/></text:p>
          </table:table-cell>
          <table:table-cell office:value-type="float" office:value="1464050.21" table:style-name="ce17">
            <text:p>1.464.050<text:s/></text:p>
          </table:table-cell>
          <table:table-cell office:value-type="float" office:value="21909356.32" table:style-name="ce17">
            <text:p>21.909.356<text:s/></text:p>
          </table:table-cell>
          <table:table-cell office:value-type="float" office:value="377998996.51999998" table:style-name="ce17">
            <text:p>377.998.997<text:s/></text:p>
          </table:table-cell>
          <table:table-cell office:value-type="float" office:value="6964479.5899999999" table:style-name="ce17">
            <text:p>6.964.480<text:s/></text:p>
          </table:table-cell>
          <table:table-cell office:value-type="float" office:value="548869.01" table:style-name="ce17">
            <text:p>548.869<text:s/></text:p>
          </table:table-cell>
          <table:table-cell office:value-type="float" office:value="24298.54" table:style-name="ce17">
            <text:p>24.299<text:s/></text:p>
          </table:table-cell>
          <table:table-cell office:value-type="float" office:value="34766452.100000001" table:style-name="ce17">
            <text:p>34.766.452<text:s/></text:p>
          </table:table-cell>
          <table:table-cell office:value-type="float" office:value="9468.42" table:style-name="ce17">
            <text:p>9.468<text:s/></text:p>
          </table:table-cell>
          <table:table-cell office:value-type="float" office:value="222608.63" table:style-name="ce17">
            <text:p>222.609<text:s/></text:p>
          </table:table-cell>
          <table:table-cell office:value-type="float" office:value="12996315.82" table:style-name="ce17">
            <text:p>12.996.316<text:s/></text:p>
          </table:table-cell>
          <table:table-cell office:value-type="float" office:value="24904.7" table:style-name="ce17">
            <text:p>24.905<text:s/></text:p>
          </table:table-cell>
          <table:table-cell office:value-type="float" office:value="883952.86" table:style-name="ce17">
            <text:p>883.953<text:s/></text:p>
          </table:table-cell>
          <table:table-cell office:value-type="float" office:value="31973.759999999998" table:style-name="ce17">
            <text:p>31.974<text:s/></text:p>
          </table:table-cell>
          <table:table-cell office:value-type="float" office:value="9902610.8100000005" table:style-name="ce17">
            <text:p>9.902.611<text:s/></text:p>
          </table:table-cell>
          <table:table-cell office:value-type="float" office:value="125977602.64" table:style-name="ce17">
            <text:p>125.977.603<text:s/></text:p>
          </table:table-cell>
          <table:table-cell office:value-type="float" office:value="258583.31" table:style-name="ce17">
            <text:p>258.583<text:s/></text:p>
          </table:table-cell>
          <table:table-cell office:value-type="float" office:value="144672.87" table:style-name="ce17">
            <text:p>144.673<text:s/></text:p>
          </table:table-cell>
          <table:table-cell office:value-type="float" office:value="3680.68" table:style-name="ce17">
            <text:p>3.681<text:s/></text:p>
          </table:table-cell>
          <table:table-cell office:value-type="float" office:value="38962166.490000002" table:style-name="ce17">
            <text:p>38.962.166<text:s/></text:p>
          </table:table-cell>
          <table:table-cell office:value-type="float" office:value="1535731.59" table:style-name="ce17">
            <text:p>1.535.732<text:s/></text:p>
          </table:table-cell>
          <table:table-cell office:value-type="float" office:value="1959290.35" table:style-name="ce17">
            <text:p>1.959.290<text:s/></text:p>
          </table:table-cell>
          <table:table-cell office:value-type="float" office:value="983969509.80999994" table:style-name="ce17">
            <text:p>983.969.510<text:s/></text:p>
          </table:table-cell>
          <table:table-cell office:value-type="float" office:value="18561.91" table:style-name="ce17">
            <text:p>18.562<text:s/></text:p>
          </table:table-cell>
          <table:table-cell office:value-type="float" office:value="1620917910.5699999" table:style-name="ce18">
            <text:p>1.620.917.9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4848891.550000001" table:style-name="ce17">
            <text:p>14.848.892<text:s/></text:p>
          </table:table-cell>
          <table:table-cell office:value-type="float" office:value="51006595.709999993" table:style-name="ce17">
            <text:p>51.006.596<text:s/></text:p>
          </table:table-cell>
          <table:table-cell office:value-type="float" office:value="344103503.34000003" table:style-name="ce17">
            <text:p>344.103.503<text:s/></text:p>
          </table:table-cell>
          <table:table-cell office:value-type="float" office:value="11790440.879999999" table:style-name="ce17">
            <text:p>11.790.441<text:s/></text:p>
          </table:table-cell>
          <table:table-cell office:value-type="float" office:value="463933470.50000006" table:style-name="ce17">
            <text:p>463.933.471<text:s/></text:p>
          </table:table-cell>
          <table:table-cell office:value-type="float" office:value="317369453.54000002" table:style-name="ce17">
            <text:p>317.369.454<text:s/></text:p>
          </table:table-cell>
          <table:table-cell office:value-type="float" office:value="581897163.3900001" table:style-name="ce17">
            <text:p>581.897.163<text:s/></text:p>
          </table:table-cell>
          <table:table-cell office:value-type="float" office:value="395956443.85000002" table:style-name="ce17">
            <text:p>395.956.444<text:s/></text:p>
          </table:table-cell>
          <table:table-cell office:value-type="float" office:value="271138239.57999998" table:style-name="ce17">
            <text:p>271.138.240<text:s/></text:p>
          </table:table-cell>
          <table:table-cell office:value-type="float" office:value="247445338.04999998" table:style-name="ce17">
            <text:p>247.445.338<text:s/></text:p>
          </table:table-cell>
          <table:table-cell office:value-type="float" office:value="1034828580.76" table:style-name="ce17">
            <text:p>1.034.828.581<text:s/></text:p>
          </table:table-cell>
          <table:table-cell office:value-type="float" office:value="86046678.019999996" table:style-name="ce17">
            <text:p>86.046.678<text:s/></text:p>
          </table:table-cell>
          <table:table-cell office:value-type="float" office:value="158699713.36999997" table:style-name="ce17">
            <text:p>158.699.713<text:s/></text:p>
          </table:table-cell>
          <table:table-cell office:value-type="float" office:value="156283023.48000002" table:style-name="ce17">
            <text:p>156.283.023<text:s/></text:p>
          </table:table-cell>
          <table:table-cell office:value-type="float" office:value="81723342.560000002" table:style-name="ce17">
            <text:p>81.723.343<text:s/></text:p>
          </table:table-cell>
          <table:table-cell office:value-type="float" office:value="475486374.36000001" table:style-name="ce17">
            <text:p>475.486.374<text:s/></text:p>
          </table:table-cell>
          <table:table-cell office:value-type="float" office:value="59962815.750000007" table:style-name="ce17">
            <text:p>59.962.816<text:s/></text:p>
          </table:table-cell>
          <table:table-cell office:value-type="float" office:value="1230456416.5699999" table:style-name="ce17">
            <text:p>1.230.456.417<text:s/></text:p>
          </table:table-cell>
          <table:table-cell office:value-type="float" office:value="4451462742.46" table:style-name="ce17">
            <text:p>4.451.462.742<text:s/></text:p>
          </table:table-cell>
          <table:table-cell office:value-type="float" office:value="66053425.609999999" table:style-name="ce17">
            <text:p>66.053.426<text:s/></text:p>
          </table:table-cell>
          <table:table-cell office:value-type="float" office:value="46594607.810000002" table:style-name="ce17">
            <text:p>46.594.608<text:s/></text:p>
          </table:table-cell>
          <table:table-cell office:value-type="float" office:value="11253481.979999999" table:style-name="ce17">
            <text:p>11.253.482<text:s/></text:p>
          </table:table-cell>
          <table:table-cell office:value-type="float" office:value="1086474364.3599999" table:style-name="ce17">
            <text:p>1.086.474.364<text:s/></text:p>
          </table:table-cell>
          <table:table-cell office:value-type="float" office:value="1120025705.6400001" table:style-name="ce17">
            <text:p>1.120.025.706<text:s/></text:p>
          </table:table-cell>
          <table:table-cell office:value-type="float" office:value="44566296.899999999" table:style-name="ce17">
            <text:p>44.566.297<text:s/></text:p>
          </table:table-cell>
          <table:table-cell office:value-type="float" office:value="8416409757.1800003" table:style-name="ce17">
            <text:p>8.416.409.757<text:s/></text:p>
          </table:table-cell>
          <table:table-cell office:value-type="float" office:value="29521630.810000002" table:style-name="ce17">
            <text:p>29.521.631<text:s/></text:p>
          </table:table-cell>
          <table:table-cell office:value-type="float" office:value="21255338498.010002" table:style-name="ce18">
            <text:p>21.255.338.4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588639.25" table:style-name="ce17">
            <text:p>5.588.639<text:s/></text:p>
          </table:table-cell>
          <table:table-cell office:value-type="float" office:value="17788642" table:style-name="ce17">
            <text:p>17.788.642<text:s/></text:p>
          </table:table-cell>
          <table:table-cell office:value-type="float" office:value="89979735.829999998" table:style-name="ce17">
            <text:p>89.979.736<text:s/></text:p>
          </table:table-cell>
          <table:table-cell office:value-type="float" office:value="5953405.5700000003" table:style-name="ce17">
            <text:p>5.953.406<text:s/></text:p>
          </table:table-cell>
          <table:table-cell office:value-type="float" office:value="151660505.28999999" table:style-name="ce17">
            <text:p>151.660.505<text:s/></text:p>
          </table:table-cell>
          <table:table-cell office:value-type="float" office:value="103189245.76000001" table:style-name="ce17">
            <text:p>103.189.246<text:s/></text:p>
          </table:table-cell>
          <table:table-cell office:value-type="float" office:value="474186742.73000002" table:style-name="ce17">
            <text:p>474.186.743<text:s/></text:p>
          </table:table-cell>
          <table:table-cell office:value-type="float" office:value="104413016.17" table:style-name="ce17">
            <text:p>104.413.016<text:s/></text:p>
          </table:table-cell>
          <table:table-cell office:value-type="float" office:value="106189402.73" table:style-name="ce17">
            <text:p>106.189.403<text:s/></text:p>
          </table:table-cell>
          <table:table-cell office:value-type="float" office:value="70142136.489999995" table:style-name="ce17">
            <text:p>70.142.136<text:s/></text:p>
          </table:table-cell>
          <table:table-cell office:value-type="float" office:value="403804517.67000002" table:style-name="ce17">
            <text:p>403.804.518<text:s/></text:p>
          </table:table-cell>
          <table:table-cell office:value-type="float" office:value="35537126.229999997" table:style-name="ce17">
            <text:p>35.537.126<text:s/></text:p>
          </table:table-cell>
          <table:table-cell office:value-type="float" office:value="57715891.369999997" table:style-name="ce17">
            <text:p>57.715.891<text:s/></text:p>
          </table:table-cell>
          <table:table-cell office:value-type="float" office:value="59742569.450000003" table:style-name="ce17">
            <text:p>59.742.569<text:s/></text:p>
          </table:table-cell>
          <table:table-cell office:value-type="float" office:value="29809219.969999999" table:style-name="ce17">
            <text:p>29.809.220<text:s/></text:p>
          </table:table-cell>
          <table:table-cell office:value-type="float" office:value="139381146.31999999" table:style-name="ce17">
            <text:p>139.381.146<text:s/></text:p>
          </table:table-cell>
          <table:table-cell office:value-type="float" office:value="21410900.210000001" table:style-name="ce17">
            <text:p>21.410.900<text:s/></text:p>
          </table:table-cell>
          <table:table-cell office:value-type="float" office:value="331557831.81" table:style-name="ce17">
            <text:p>331.557.832<text:s/></text:p>
          </table:table-cell>
          <table:table-cell office:value-type="float" office:value="1114139483.25" table:style-name="ce17">
            <text:p>1.114.139.483<text:s/></text:p>
          </table:table-cell>
          <table:table-cell office:value-type="float" office:value="30887742.43" table:style-name="ce17">
            <text:p>30.887.742<text:s/></text:p>
          </table:table-cell>
          <table:table-cell office:value-type="float" office:value="21403540.760000002" table:style-name="ce17">
            <text:p>21.403.541<text:s/></text:p>
          </table:table-cell>
          <table:table-cell office:value-type="float" office:value="6681023.3799999999" table:style-name="ce17">
            <text:p>6.681.023<text:s/></text:p>
          </table:table-cell>
          <table:table-cell office:value-type="float" office:value="354963061.99000001" table:style-name="ce17">
            <text:p>354.963.062<text:s/></text:p>
          </table:table-cell>
          <table:table-cell office:value-type="float" office:value="284769665.13999999" table:style-name="ce17">
            <text:p>284.769.665<text:s/></text:p>
          </table:table-cell>
          <table:table-cell office:value-type="float" office:value="19485017.309999999" table:style-name="ce17">
            <text:p>19.485.017<text:s/></text:p>
          </table:table-cell>
          <table:table-cell office:value-type="float" office:value="2251397784.5900002" table:style-name="ce17">
            <text:p>2.251.397.785<text:s/></text:p>
          </table:table-cell>
          <table:table-cell office:value-type="float" office:value="14111758.76" table:style-name="ce17">
            <text:p>14.111.759<text:s/></text:p>
          </table:table-cell>
          <table:table-cell office:value-type="float" office:value="6305889752.46" table:style-name="ce18">
            <text:p>6.305.889.7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695.87" table:style-name="ce17">
            <text:p>1.696<text:s/></text:p>
          </table:table-cell>
          <table:table-cell office:value-type="float" office:value="16441.43" table:style-name="ce17">
            <text:p>16.441<text:s/></text:p>
          </table:table-cell>
          <table:table-cell office:value-type="float" office:value="30954.42" table:style-name="ce17">
            <text:p>30.954<text:s/></text:p>
          </table:table-cell>
          <table:table-cell office:value-type="float" office:value="6252.4" table:style-name="ce17">
            <text:p>6.252<text:s/></text:p>
          </table:table-cell>
          <table:table-cell office:value-type="float" office:value="235935.4" table:style-name="ce17">
            <text:p>235.935<text:s/></text:p>
          </table:table-cell>
          <table:table-cell office:value-type="float" office:value="3568615.86" table:style-name="ce17">
            <text:p>3.568.616<text:s/></text:p>
          </table:table-cell>
          <table:table-cell office:value-type="float" office:value="59354737.700000003" table:style-name="ce17">
            <text:p>59.354.738<text:s/></text:p>
          </table:table-cell>
          <table:table-cell office:value-type="float" office:value="1161973.92" table:style-name="ce17">
            <text:p>1.161.974<text:s/></text:p>
          </table:table-cell>
          <table:table-cell office:value-type="float" office:value="88356.26" table:style-name="ce17">
            <text:p>88.356<text:s/></text:p>
          </table:table-cell>
          <table:table-cell office:value-type="float" office:value="3927.22" table:style-name="ce17">
            <text:p>3.927<text:s/></text:p>
          </table:table-cell>
          <table:table-cell office:value-type="float" office:value="5665424.2800000003" table:style-name="ce17">
            <text:p>5.665.424<text:s/></text:p>
          </table:table-cell>
          <table:table-cell office:value-type="float" office:value="1560.06" table:style-name="ce17">
            <text:p>1.560<text:s/></text:p>
          </table:table-cell>
          <table:table-cell office:value-type="float" office:value="37662.629999999997" table:style-name="ce17">
            <text:p>37.663<text:s/></text:p>
          </table:table-cell>
          <table:table-cell office:value-type="float" office:value="2114770.37" table:style-name="ce17">
            <text:p>2.114.770<text:s/></text:p>
          </table:table-cell>
          <table:table-cell office:value-type="float" office:value="4243.47" table:style-name="ce17">
            <text:p>4.243<text:s/></text:p>
          </table:table-cell>
          <table:table-cell office:value-type="float" office:value="181668.77" table:style-name="ce17">
            <text:p>181.669<text:s/></text:p>
          </table:table-cell>
          <table:table-cell office:value-type="float" office:value="5378.06" table:style-name="ce17">
            <text:p>5.378<text:s/></text:p>
          </table:table-cell>
          <table:table-cell office:value-type="float" office:value="1551384.97" table:style-name="ce17">
            <text:p>1.551.385<text:s/></text:p>
          </table:table-cell>
          <table:table-cell office:value-type="float" office:value="19970758.329999998" table:style-name="ce17">
            <text:p>19.970.758<text:s/></text:p>
          </table:table-cell>
          <table:table-cell office:value-type="float" office:value="42063.64" table:style-name="ce17">
            <text:p>42.064<text:s/></text:p>
          </table:table-cell>
          <table:table-cell office:value-type="float" office:value="21221.29" table:style-name="ce17">
            <text:p>21.221<text:s/></text:p>
          </table:table-cell>
          <table:table-cell office:value-type="float" office:value="598.11" table:style-name="ce17">
            <text:p>598<text:s/></text:p>
          </table:table-cell>
          <table:table-cell office:value-type="float" office:value="6408452.75" table:style-name="ce17">
            <text:p>6.408.453<text:s/></text:p>
          </table:table-cell>
          <table:table-cell office:value-type="float" office:value="273159.28000000003" table:style-name="ce17">
            <text:p>273.159<text:s/></text:p>
          </table:table-cell>
          <table:table-cell office:value-type="float" office:value="344163.28" table:style-name="ce17">
            <text:p>344.163<text:s/></text:p>
          </table:table-cell>
          <table:table-cell office:value-type="float" office:value="128791399.79000001" table:style-name="ce17">
            <text:p>128.791.400<text:s/></text:p>
          </table:table-cell>
          <table:table-cell office:value-type="float" office:value="3316.41" table:style-name="ce17">
            <text:p>3.316<text:s/></text:p>
          </table:table-cell>
          <table:table-cell office:value-type="float" office:value="229886115.97" table:style-name="ce18">
            <text:p>229.886.1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586943.3799999999" table:style-name="ce17">
            <text:p>5.586.943<text:s/></text:p>
          </table:table-cell>
          <table:table-cell office:value-type="float" office:value="17772200.57" table:style-name="ce17">
            <text:p>17.772.201<text:s/></text:p>
          </table:table-cell>
          <table:table-cell office:value-type="float" office:value="89948781.409999996" table:style-name="ce17">
            <text:p>89.948.781<text:s/></text:p>
          </table:table-cell>
          <table:table-cell office:value-type="float" office:value="5947153.1699999999" table:style-name="ce17">
            <text:p>5.947.153<text:s/></text:p>
          </table:table-cell>
          <table:table-cell office:value-type="float" office:value="151424569.88999999" table:style-name="ce17">
            <text:p>151.424.570<text:s/></text:p>
          </table:table-cell>
          <table:table-cell office:value-type="float" office:value="99620629.899999991" table:style-name="ce17">
            <text:p>99.620.630<text:s/></text:p>
          </table:table-cell>
          <table:table-cell office:value-type="float" office:value="414832005.03000003" table:style-name="ce17">
            <text:p>414.832.005<text:s/></text:p>
          </table:table-cell>
          <table:table-cell office:value-type="float" office:value="103251042.25000001" table:style-name="ce17">
            <text:p>103.251.042<text:s/></text:p>
          </table:table-cell>
          <table:table-cell office:value-type="float" office:value="106101046.47" table:style-name="ce17">
            <text:p>106.101.046<text:s/></text:p>
          </table:table-cell>
          <table:table-cell office:value-type="float" office:value="70138209.269999996" table:style-name="ce17">
            <text:p>70.138.209<text:s/></text:p>
          </table:table-cell>
          <table:table-cell office:value-type="float" office:value="398139093.38999999" table:style-name="ce17">
            <text:p>398.139.093<text:s/></text:p>
          </table:table-cell>
          <table:table-cell office:value-type="float" office:value="35535566.170000002" table:style-name="ce17">
            <text:p>35.535.566<text:s/></text:p>
          </table:table-cell>
          <table:table-cell office:value-type="float" office:value="57678228.739999995" table:style-name="ce17">
            <text:p>57.678.229<text:s/></text:p>
          </table:table-cell>
          <table:table-cell office:value-type="float" office:value="57627799.079999998" table:style-name="ce17">
            <text:p>57.627.799<text:s/></text:p>
          </table:table-cell>
          <table:table-cell office:value-type="float" office:value="29804976.5" table:style-name="ce17">
            <text:p>29.804.977<text:s/></text:p>
          </table:table-cell>
          <table:table-cell office:value-type="float" office:value="139199477.54999998" table:style-name="ce17">
            <text:p>139.199.478<text:s/></text:p>
          </table:table-cell>
          <table:table-cell office:value-type="float" office:value="21405522.150000002" table:style-name="ce17">
            <text:p>21.405.522<text:s/></text:p>
          </table:table-cell>
          <table:table-cell office:value-type="float" office:value="330006446.83999997" table:style-name="ce17">
            <text:p>330.006.447<text:s/></text:p>
          </table:table-cell>
          <table:table-cell office:value-type="float" office:value="1094168724.9199998" table:style-name="ce17">
            <text:p>1.094.168.725<text:s/></text:p>
          </table:table-cell>
          <table:table-cell office:value-type="float" office:value="30845678.789999999" table:style-name="ce17">
            <text:p>30.845.679<text:s/></text:p>
          </table:table-cell>
          <table:table-cell office:value-type="float" office:value="21382319.470000003" table:style-name="ce17">
            <text:p>21.382.319<text:s/></text:p>
          </table:table-cell>
          <table:table-cell office:value-type="float" office:value="6680425.2699999996" table:style-name="ce17">
            <text:p>6.680.425<text:s/></text:p>
          </table:table-cell>
          <table:table-cell office:value-type="float" office:value="348554609.24000001" table:style-name="ce17">
            <text:p>348.554.609<text:s/></text:p>
          </table:table-cell>
          <table:table-cell office:value-type="float" office:value="284496505.86000001" table:style-name="ce17">
            <text:p>284.496.506<text:s/></text:p>
          </table:table-cell>
          <table:table-cell office:value-type="float" office:value="19140854.029999997" table:style-name="ce17">
            <text:p>19.140.854<text:s/></text:p>
          </table:table-cell>
          <table:table-cell office:value-type="float" office:value="2122606384.8" table:style-name="ce17">
            <text:p>2.122.606.385<text:s/></text:p>
          </table:table-cell>
          <table:table-cell office:value-type="float" office:value="14108442.35" table:style-name="ce17">
            <text:p>14.108.442<text:s/></text:p>
          </table:table-cell>
          <table:table-cell office:value-type="float" office:value="6076003636.4900007" table:style-name="ce18">
            <text:p>6.076.003.6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8620763.7899999991" table:style-name="ce17">
            <text:p>8.620.764<text:s/></text:p>
          </table:table-cell>
          <table:table-cell office:value-type="float" office:value="26594427.260000002" table:style-name="ce17">
            <text:p>26.594.427<text:s/></text:p>
          </table:table-cell>
          <table:table-cell office:value-type="float" office:value="105768231.09" table:style-name="ce17">
            <text:p>105.768.231<text:s/></text:p>
          </table:table-cell>
          <table:table-cell office:value-type="float" office:value="5949894.1600000001" table:style-name="ce17">
            <text:p>5.949.894<text:s/></text:p>
          </table:table-cell>
          <table:table-cell office:value-type="float" office:value="310403411.81999999" table:style-name="ce17">
            <text:p>310.403.412<text:s/></text:p>
          </table:table-cell>
          <table:table-cell office:value-type="float" office:value="187672971.16999999" table:style-name="ce17">
            <text:p>187.672.971<text:s/></text:p>
          </table:table-cell>
          <table:table-cell office:value-type="float" office:value="1033350497.99" table:style-name="ce17">
            <text:p>1.033.350.498<text:s/></text:p>
          </table:table-cell>
          <table:table-cell office:value-type="float" office:value="304041723.94999999" table:style-name="ce17">
            <text:p>304.041.724<text:s/></text:p>
          </table:table-cell>
          <table:table-cell office:value-type="float" office:value="163643149.72999999" table:style-name="ce17">
            <text:p>163.643.150<text:s/></text:p>
          </table:table-cell>
          <table:table-cell office:value-type="float" office:value="79309458.319999993" table:style-name="ce17">
            <text:p>79.309.458<text:s/></text:p>
          </table:table-cell>
          <table:table-cell office:value-type="float" office:value="1240100977.8399999" table:style-name="ce17">
            <text:p>1.240.100.978<text:s/></text:p>
          </table:table-cell>
          <table:table-cell office:value-type="float" office:value="56067011.710000001" table:style-name="ce17">
            <text:p>56.067.012<text:s/></text:p>
          </table:table-cell>
          <table:table-cell office:value-type="float" office:value="122704121.23" table:style-name="ce17">
            <text:p>122.704.121<text:s/></text:p>
          </table:table-cell>
          <table:table-cell office:value-type="float" office:value="87828180.890000001" table:style-name="ce17">
            <text:p>87.828.181<text:s/></text:p>
          </table:table-cell>
          <table:table-cell office:value-type="float" office:value="44432804.740000002" table:style-name="ce17">
            <text:p>44.432.805<text:s/></text:p>
          </table:table-cell>
          <table:table-cell office:value-type="float" office:value="175772901.19999999" table:style-name="ce17">
            <text:p>175.772.901<text:s/></text:p>
          </table:table-cell>
          <table:table-cell office:value-type="float" office:value="38293352.859999999" table:style-name="ce17">
            <text:p>38.293.353<text:s/></text:p>
          </table:table-cell>
          <table:table-cell office:value-type="float" office:value="666043412.70000005" table:style-name="ce17">
            <text:p>666.043.413<text:s/></text:p>
          </table:table-cell>
          <table:table-cell office:value-type="float" office:value="3469601026.3200002" table:style-name="ce17">
            <text:p>3.469.601.026<text:s/></text:p>
          </table:table-cell>
          <table:table-cell office:value-type="float" office:value="50290868.969999999" table:style-name="ce17">
            <text:p>50.290.869<text:s/></text:p>
          </table:table-cell>
          <table:table-cell office:value-type="float" office:value="23066913.300000001" table:style-name="ce17">
            <text:p>23.066.913<text:s/></text:p>
          </table:table-cell>
          <table:table-cell office:value-type="float" office:value="7805553.0999999996" table:style-name="ce17">
            <text:p>7.805.553<text:s/></text:p>
          </table:table-cell>
          <table:table-cell office:value-type="float" office:value="635151107.51999998" table:style-name="ce17">
            <text:p>635.151.108<text:s/></text:p>
          </table:table-cell>
          <table:table-cell office:value-type="float" office:value="440376433.17000002" table:style-name="ce17">
            <text:p>440.376.433<text:s/></text:p>
          </table:table-cell>
          <table:table-cell office:value-type="float" office:value="25009868.149999999" table:style-name="ce17">
            <text:p>25.009.868<text:s/></text:p>
          </table:table-cell>
          <table:table-cell office:value-type="float" office:value="6767114981.2200003" table:style-name="ce17">
            <text:p>6.767.114.981<text:s/></text:p>
          </table:table-cell>
          <table:table-cell office:value-type="float" office:value="17828879.52" table:style-name="ce17">
            <text:p>17.828.880<text:s/></text:p>
          </table:table-cell>
          <table:table-cell office:value-type="float" office:value="16092842923.720001" table:style-name="ce18">
            <text:p>16.092.842.9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855.08" table:style-name="ce17">
            <text:p>1.855<text:s/></text:p>
          </table:table-cell>
          <table:table-cell office:value-type="float" office:value="5466.68" table:style-name="ce17">
            <text:p>5.467<text:s/></text:p>
          </table:table-cell>
          <table:table-cell office:value-type="float" office:value="2243712.37" table:style-name="ce17">
            <text:p>2.243.712<text:s/></text:p>
          </table:table-cell>
          <table:table-cell office:value-type="float" office:value="45172.63" table:style-name="ce17">
            <text:p>45.173<text:s/></text:p>
          </table:table-cell>
          <table:table-cell office:value-type="float" office:value="223637.04" table:style-name="ce17">
            <text:p>223.637<text:s/></text:p>
          </table:table-cell>
          <table:table-cell office:value-type="float" office:value="9103313.5299999993" table:style-name="ce17">
            <text:p>9.103.314<text:s/></text:p>
          </table:table-cell>
          <table:table-cell office:value-type="float" office:value="440904831.44999999" table:style-name="ce17">
            <text:p>440.904.831<text:s/></text:p>
          </table:table-cell>
          <table:table-cell office:value-type="float" office:value="1192527.18" table:style-name="ce17">
            <text:p>1.192.527<text:s/></text:p>
          </table:table-cell>
          <table:table-cell office:value-type="float" office:value="159437.07999999999" table:style-name="ce17">
            <text:p>159.437<text:s/></text:p>
          </table:table-cell>
          <table:table-cell office:value-type="float" office:value="32395.53" table:style-name="ce17">
            <text:p>32.396<text:s/></text:p>
          </table:table-cell>
          <table:table-cell office:value-type="float" office:value="31893237.609999999" table:style-name="ce17">
            <text:p>31.893.238<text:s/></text:p>
          </table:table-cell>
          <table:table-cell office:value-type="float" office:value="234749.61" table:style-name="ce17">
            <text:p>234.750<text:s/></text:p>
          </table:table-cell>
          <table:table-cell office:value-type="float" office:value="659101.73" table:style-name="ce17">
            <text:p>659.102<text:s/></text:p>
          </table:table-cell>
          <table:table-cell office:value-type="float" office:value="5593988.8099999996" table:style-name="ce17">
            <text:p>5.593.989<text:s/></text:p>
          </table:table-cell>
          <table:table-cell office:value-type="float" office:value="27487.97" table:style-name="ce17">
            <text:p>27.488<text:s/></text:p>
          </table:table-cell>
          <table:table-cell office:value-type="float" office:value="739509.91" table:style-name="ce17">
            <text:p>739.510<text:s/></text:p>
          </table:table-cell>
          <table:table-cell office:value-type="float" office:value="8551.92" table:style-name="ce17">
            <text:p>8.552<text:s/></text:p>
          </table:table-cell>
          <table:table-cell office:value-type="float" office:value="96511314.980000004" table:style-name="ce17">
            <text:p>96.511.315<text:s/></text:p>
          </table:table-cell>
          <table:table-cell office:value-type="float" office:value="1706626919.98" table:style-name="ce17">
            <text:p>1.706.626.920<text:s/></text:p>
          </table:table-cell>
          <table:table-cell office:value-type="float" office:value="166174.10999999999" table:style-name="ce17">
            <text:p>166.174<text:s/></text:p>
          </table:table-cell>
          <table:table-cell office:value-type="float" office:value="241082.61" table:style-name="ce17">
            <text:p>241.0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5838650.760000005" table:style-name="ce17">
            <text:p>85.838.651<text:s/></text:p>
          </table:table-cell>
          <table:table-cell office:value-type="float" office:value="9594077.5899999999" table:style-name="ce17">
            <text:p>9.594.078<text:s/></text:p>
          </table:table-cell>
          <table:table-cell office:value-type="float" office:value="1853695.87" table:style-name="ce17">
            <text:p>1.853.696<text:s/></text:p>
          </table:table-cell>
          <table:table-cell office:value-type="float" office:value="2588619873.6999998" table:style-name="ce17">
            <text:p>2.588.619.874<text:s/></text:p>
          </table:table-cell>
          <table:table-cell office:value-type="float" office:value="4248.07" table:style-name="ce17">
            <text:p>4.248<text:s/></text:p>
          </table:table-cell>
          <table:table-cell office:value-type="float" office:value="4982525013.8000002" table:style-name="ce18">
            <text:p>4.982.525.0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8618908.709999999" table:style-name="ce17">
            <text:p>8.618.909<text:s/></text:p>
          </table:table-cell>
          <table:table-cell office:value-type="float" office:value="26588960.580000002" table:style-name="ce17">
            <text:p>26.588.961<text:s/></text:p>
          </table:table-cell>
          <table:table-cell office:value-type="float" office:value="103524518.72" table:style-name="ce17">
            <text:p>103.524.519<text:s/></text:p>
          </table:table-cell>
          <table:table-cell office:value-type="float" office:value="5904721.5299999993" table:style-name="ce17">
            <text:p>5.904.722<text:s/></text:p>
          </table:table-cell>
          <table:table-cell office:value-type="float" office:value="310179774.78000003" table:style-name="ce17">
            <text:p>310.179.775<text:s/></text:p>
          </table:table-cell>
          <table:table-cell office:value-type="float" office:value="178569657.63999999" table:style-name="ce17">
            <text:p>178.569.658<text:s/></text:p>
          </table:table-cell>
          <table:table-cell office:value-type="float" office:value="592445666.53999996" table:style-name="ce17">
            <text:p>592.445.667<text:s/></text:p>
          </table:table-cell>
          <table:table-cell office:value-type="float" office:value="302849196.76999998" table:style-name="ce17">
            <text:p>302.849.197<text:s/></text:p>
          </table:table-cell>
          <table:table-cell office:value-type="float" office:value="163483712.65000001" table:style-name="ce17">
            <text:p>163.483.713<text:s/></text:p>
          </table:table-cell>
          <table:table-cell office:value-type="float" office:value="79277062.789999992" table:style-name="ce17">
            <text:p>79.277.063<text:s/></text:p>
          </table:table-cell>
          <table:table-cell office:value-type="float" office:value="1208207740.2299998" table:style-name="ce17">
            <text:p>1.208.207.740<text:s/></text:p>
          </table:table-cell>
          <table:table-cell office:value-type="float" office:value="55832262.099999994" table:style-name="ce17">
            <text:p>55.832.262<text:s/></text:p>
          </table:table-cell>
          <table:table-cell office:value-type="float" office:value="122045019.5" table:style-name="ce17">
            <text:p>122.045.020<text:s/></text:p>
          </table:table-cell>
          <table:table-cell office:value-type="float" office:value="82234192.079999998" table:style-name="ce17">
            <text:p>82.234.192<text:s/></text:p>
          </table:table-cell>
          <table:table-cell office:value-type="float" office:value="44405316.769999996" table:style-name="ce17">
            <text:p>44.405.317<text:s/></text:p>
          </table:table-cell>
          <table:table-cell office:value-type="float" office:value="175033391.29000002" table:style-name="ce17">
            <text:p>175.033.391<text:s/></text:p>
          </table:table-cell>
          <table:table-cell office:value-type="float" office:value="38284800.940000005" table:style-name="ce17">
            <text:p>38.284.801<text:s/></text:p>
          </table:table-cell>
          <table:table-cell office:value-type="float" office:value="569532097.72000003" table:style-name="ce17">
            <text:p>569.532.098<text:s/></text:p>
          </table:table-cell>
          <table:table-cell office:value-type="float" office:value="1762974106.3399999" table:style-name="ce17">
            <text:p>1.762.974.106<text:s/></text:p>
          </table:table-cell>
          <table:table-cell office:value-type="float" office:value="50124694.859999999" table:style-name="ce17">
            <text:p>50.124.695<text:s/></text:p>
          </table:table-cell>
          <table:table-cell office:value-type="float" office:value="22825830.690000001" table:style-name="ce17">
            <text:p>22.825.831<text:s/></text:p>
          </table:table-cell>
          <table:table-cell office:value-type="float" office:value="7805553.1000000006" table:style-name="ce17">
            <text:p>7.805.553<text:s/></text:p>
          </table:table-cell>
          <table:table-cell office:value-type="float" office:value="549312456.75999999" table:style-name="ce17">
            <text:p>549.312.457<text:s/></text:p>
          </table:table-cell>
          <table:table-cell office:value-type="float" office:value="430782355.57999998" table:style-name="ce17">
            <text:p>430.782.356<text:s/></text:p>
          </table:table-cell>
          <table:table-cell office:value-type="float" office:value="23156172.280000001" table:style-name="ce17">
            <text:p>23.156.172<text:s/></text:p>
          </table:table-cell>
          <table:table-cell office:value-type="float" office:value="4178495107.52" table:style-name="ce17">
            <text:p>4.178.495.108<text:s/></text:p>
          </table:table-cell>
          <table:table-cell office:value-type="float" office:value="17824631.449999999" table:style-name="ce17">
            <text:p>17.824.631<text:s/></text:p>
          </table:table-cell>
          <table:table-cell office:value-type="float" office:value="11110317909.92" table:style-name="ce18">
            <text:p>11.110.317.9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642562.12" table:style-name="ce17">
            <text:p>4.642.562<text:s/></text:p>
          </table:table-cell>
          <table:table-cell office:value-type="float" office:value="1996858.7" table:style-name="ce17">
            <text:p>1.996.8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903556.4" table:style-name="ce17">
            <text:p>10.903.556<text:s/></text:p>
          </table:table-cell>
          <table:table-cell office:value-type="float" office:value="2165519.2999999998" table:style-name="ce17">
            <text:p>2.165.5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270.18" table:style-name="ce17">
            <text:p>32.2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848761.060000001" table:style-name="ce17">
            <text:p>15.848.761<text:s/></text:p>
          </table:table-cell>
          <table:table-cell office:value-type="float" office:value="178.18" table:style-name="ce17">
            <text:p>1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7386.83" table:style-name="ce17">
            <text:p>207.387<text:s/></text:p>
          </table:table-cell>
          <table:table-cell office:value-type="float" office:value="900000" table:style-name="ce17">
            <text:p>900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01956.57" table:style-name="ce17">
            <text:p>11.001.9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29068.84" table:style-name="ce17">
            <text:p>4.729.069<text:s/></text:p>
          </table:table-cell>
          <table:table-cell office:value-type="float" office:value="196867271.31999999" table:style-name="ce17">
            <text:p>196.867.2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53270.16" table:style-name="ce17">
            <text:p>2.553.270<text:s/></text:p>
          </table:table-cell>
          <table:table-cell office:value-type="float" office:value="217.28" table:style-name="ce17">
            <text:p>2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451150.6999999993" table:style-name="ce17">
            <text:p>9.451.1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1300027.63999999" table:style-name="ce18">
            <text:p>261.300.0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941312.7400000002" table:style-name="ce17">
            <text:p>6.941.313<text:s/></text:p>
          </table:table-cell>
          <table:table-cell office:value-type="float" office:value="21877098.059999999" table:style-name="ce17">
            <text:p>21.877.098<text:s/></text:p>
          </table:table-cell>
          <table:table-cell office:value-type="float" office:value="22912253.16" table:style-name="ce17">
            <text:p>22.912.253<text:s/></text:p>
          </table:table-cell>
          <table:table-cell office:value-type="float" office:value="21303363.16" table:style-name="ce17">
            <text:p>21.303.363<text:s/></text:p>
          </table:table-cell>
          <table:table-cell office:value-type="float" office:value="60699361.5" table:style-name="ce17">
            <text:p>60.699.362<text:s/></text:p>
          </table:table-cell>
          <table:table-cell office:value-type="float" office:value="44986931.829999998" table:style-name="ce17">
            <text:p>44.986.932<text:s/></text:p>
          </table:table-cell>
          <table:table-cell office:value-type="float" office:value="1197557683.8899999" table:style-name="ce17">
            <text:p>1.197.557.684<text:s/></text:p>
          </table:table-cell>
          <table:table-cell office:value-type="float" office:value="29261909.329999998" table:style-name="ce17">
            <text:p>29.261.909<text:s/></text:p>
          </table:table-cell>
          <table:table-cell office:value-type="float" office:value="39837414.969999999" table:style-name="ce17">
            <text:p>39.837.415<text:s/></text:p>
          </table:table-cell>
          <table:table-cell office:value-type="float" office:value="25568935.390000001" table:style-name="ce17">
            <text:p>25.568.935<text:s/></text:p>
          </table:table-cell>
          <table:table-cell office:value-type="float" office:value="155689473.81" table:style-name="ce17">
            <text:p>155.689.474<text:s/></text:p>
          </table:table-cell>
          <table:table-cell office:value-type="float" office:value="22128789.350000001" table:style-name="ce17">
            <text:p>22.128.789<text:s/></text:p>
          </table:table-cell>
          <table:table-cell office:value-type="float" office:value="17469588.25" table:style-name="ce17">
            <text:p>17.469.588<text:s/></text:p>
          </table:table-cell>
          <table:table-cell office:value-type="float" office:value="41437250.700000003" table:style-name="ce17">
            <text:p>41.437.251<text:s/></text:p>
          </table:table-cell>
          <table:table-cell office:value-type="float" office:value="46283767.600000001" table:style-name="ce17">
            <text:p>46.283.768<text:s/></text:p>
          </table:table-cell>
          <table:table-cell office:value-type="float" office:value="63676795.509999998" table:style-name="ce17">
            <text:p>63.676.796<text:s/></text:p>
          </table:table-cell>
          <table:table-cell office:value-type="float" office:value="20052482.129999999" table:style-name="ce17">
            <text:p>20.052.482<text:s/></text:p>
          </table:table-cell>
          <table:table-cell office:value-type="float" office:value="67085332.149999999" table:style-name="ce17">
            <text:p>67.085.332<text:s/></text:p>
          </table:table-cell>
          <table:table-cell office:value-type="float" office:value="256907415.61000001" table:style-name="ce17">
            <text:p>256.907.416<text:s/></text:p>
          </table:table-cell>
          <table:table-cell office:value-type="float" office:value="36582562.609999999" table:style-name="ce17">
            <text:p>36.582.563<text:s/></text:p>
          </table:table-cell>
          <table:table-cell office:value-type="float" office:value="30987187.050000001" table:style-name="ce17">
            <text:p>30.987.187<text:s/></text:p>
          </table:table-cell>
          <table:table-cell office:value-type="float" office:value="13672361.869999999" table:style-name="ce17">
            <text:p>13.672.362<text:s/></text:p>
          </table:table-cell>
          <table:table-cell office:value-type="float" office:value="115053668.06" table:style-name="ce17">
            <text:p>115.053.668<text:s/></text:p>
          </table:table-cell>
          <table:table-cell office:value-type="float" office:value="52618266.189999998" table:style-name="ce17">
            <text:p>52.618.266<text:s/></text:p>
          </table:table-cell>
          <table:table-cell office:value-type="float" office:value="17227624.100000001" table:style-name="ce17">
            <text:p>17.227.624<text:s/></text:p>
          </table:table-cell>
          <table:table-cell office:value-type="float" office:value="139187902.40000001" table:style-name="ce17">
            <text:p>139.187.902<text:s/></text:p>
          </table:table-cell>
          <table:table-cell office:value-type="float" office:value="9914359.7200000007" table:style-name="ce17">
            <text:p>9.914.360<text:s/></text:p>
          </table:table-cell>
          <table:table-cell office:value-type="float" office:value="2576921091.1399999" table:style-name="ce18">
            <text:p>2.576.921.0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566326.76" table:style-name="ce17">
            <text:p>566.327<text:s/></text:p>
          </table:table-cell>
          <table:table-cell office:value-type="float" office:value="2481443.36" table:style-name="ce17">
            <text:p>2.481.443<text:s/></text:p>
          </table:table-cell>
          <table:table-cell office:value-type="float" office:value="21614478.280000001" table:style-name="ce17">
            <text:p>21.614.478<text:s/></text:p>
          </table:table-cell>
          <table:table-cell office:value-type="float" office:value="-807022.86" table:style-name="ce17">
            <text:p>(807.023)</text:p>
          </table:table-cell>
          <table:table-cell office:value-type="float" office:value="2332470.81" table:style-name="ce17">
            <text:p>2.332.471<text:s/></text:p>
          </table:table-cell>
          <table:table-cell office:value-type="float" office:value="9757361.6899999995" table:style-name="ce17">
            <text:p>9.757.362<text:s/></text:p>
          </table:table-cell>
          <table:table-cell office:value-type="float" office:value="797551793.03999996" table:style-name="ce17">
            <text:p>797.551.793<text:s/></text:p>
          </table:table-cell>
          <table:table-cell office:value-type="float" office:value="20843315.919999998" table:style-name="ce17">
            <text:p>20.843.316<text:s/></text:p>
          </table:table-cell>
          <table:table-cell office:value-type="float" office:value="8706851.6500000004" table:style-name="ce17">
            <text:p>8.706.852<text:s/></text:p>
          </table:table-cell>
          <table:table-cell office:value-type="float" office:value="664309.32999999973" table:style-name="ce17">
            <text:p>664.309<text:s/></text:p>
          </table:table-cell>
          <table:table-cell office:value-type="float" office:value="-23220003.189999998" table:style-name="ce17">
            <text:p>(23.220.003)</text:p>
          </table:table-cell>
          <table:table-cell office:value-type="float" office:value="2632332.34" table:style-name="ce17">
            <text:p>2.632.332<text:s/></text:p>
          </table:table-cell>
          <table:table-cell office:value-type="float" office:value="1011595.1499999999" table:style-name="ce17">
            <text:p>1.011.595<text:s/></text:p>
          </table:table-cell>
          <table:table-cell office:value-type="float" office:value="8866165.2100000009" table:style-name="ce17">
            <text:p>8.866.165<text:s/></text:p>
          </table:table-cell>
          <table:table-cell office:value-type="float" office:value="354389.42000000016" table:style-name="ce17">
            <text:p>354.389<text:s/></text:p>
          </table:table-cell>
          <table:table-cell office:value-type="float" office:value="9207302.6500000004" table:style-name="ce17">
            <text:p>9.207.303<text:s/></text:p>
          </table:table-cell>
          <table:table-cell office:value-type="float" office:value="1460387.9000000001" table:style-name="ce17">
            <text:p>1.460.388<text:s/></text:p>
          </table:table-cell>
          <table:table-cell office:value-type="float" office:value="31602657.049999997" table:style-name="ce17">
            <text:p>31.602.657<text:s/></text:p>
          </table:table-cell>
          <table:table-cell office:value-type="float" office:value="566128333.13" table:style-name="ce17">
            <text:p>566.128.333<text:s/></text:p>
          </table:table-cell>
          <table:table-cell office:value-type="float" office:value="1546979.96" table:style-name="ce17">
            <text:p>1.546.980<text:s/></text:p>
          </table:table-cell>
          <table:table-cell office:value-type="float" office:value="2197761.67" table:style-name="ce17">
            <text:p>2.197.762<text:s/></text:p>
          </table:table-cell>
          <table:table-cell office:value-type="float" office:value="84471.989999999991" table:style-name="ce17">
            <text:p>84.472<text:s/></text:p>
          </table:table-cell>
          <table:table-cell office:value-type="float" office:value="24223664.890000004" table:style-name="ce17">
            <text:p>24.223.665<text:s/></text:p>
          </table:table-cell>
          <table:table-cell office:value-type="float" office:value="48654743.229999997" table:style-name="ce17">
            <text:p>48.654.743<text:s/></text:p>
          </table:table-cell>
          <table:table-cell office:value-type="float" office:value="2556746.41" table:style-name="ce17">
            <text:p>2.556.746<text:s/></text:p>
          </table:table-cell>
          <table:table-cell office:value-type="float" office:value="442686832.36999995" table:style-name="ce17">
            <text:p>442.686.832<text:s/></text:p>
          </table:table-cell>
          <table:table-cell office:value-type="float" office:value="948775.93" table:style-name="ce17">
            <text:p>948.776<text:s/></text:p>
          </table:table-cell>
          <table:table-cell office:value-type="float" office:value="1984654464.0900002" table:style-name="ce18">
            <text:p>1.984.654.46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4704946.5" table:style-name="ce21">
            <text:p>64.704.947<text:s/></text:p>
          </table:table-cell>
          <table:table-cell office:value-type="float" office:value="224420910.18000001" table:style-name="ce21">
            <text:p>224.420.910<text:s/></text:p>
          </table:table-cell>
          <table:table-cell office:value-type="float" office:value="1149538614.05" table:style-name="ce21">
            <text:p>1.149.538.614<text:s/></text:p>
          </table:table-cell>
          <table:table-cell office:value-type="float" office:value="66072025.260000005" table:style-name="ce21">
            <text:p>66.072.025<text:s/></text:p>
          </table:table-cell>
          <table:table-cell office:value-type="float" office:value="2012583490.49" table:style-name="ce21">
            <text:p>2.012.583.490<text:s/></text:p>
          </table:table-cell>
          <table:table-cell office:value-type="float" office:value="1307744334.22" table:style-name="ce21">
            <text:p>1.307.744.334<text:s/></text:p>
          </table:table-cell>
          <table:table-cell office:value-type="float" office:value="10670663743.459999" table:style-name="ce21">
            <text:p>10.670.663.743<text:s/></text:p>
          </table:table-cell>
          <table:table-cell office:value-type="float" office:value="2131431103.8300002" table:style-name="ce21">
            <text:p>2.131.431.104<text:s/></text:p>
          </table:table-cell>
          <table:table-cell office:value-type="float" office:value="1281382379.77" table:style-name="ce21">
            <text:p>1.281.382.380<text:s/></text:p>
          </table:table-cell>
          <table:table-cell office:value-type="float" office:value="595579742.97000003" table:style-name="ce21">
            <text:p>595.579.743<text:s/></text:p>
          </table:table-cell>
          <table:table-cell office:value-type="float" office:value="7459467681.9299994" table:style-name="ce21">
            <text:p>7.459.467.682<text:s/></text:p>
          </table:table-cell>
          <table:table-cell office:value-type="float" office:value="417039439.82000005" table:style-name="ce21">
            <text:p>417.039.440<text:s/></text:p>
          </table:table-cell>
          <table:table-cell office:value-type="float" office:value="737713649.33999991" table:style-name="ce21">
            <text:p>737.713.649<text:s/></text:p>
          </table:table-cell>
          <table:table-cell office:value-type="float" office:value="653113771.50999999" table:style-name="ce21">
            <text:p>653.113.772<text:s/></text:p>
          </table:table-cell>
          <table:table-cell office:value-type="float" office:value="370294808.63" table:style-name="ce21">
            <text:p>370.294.809<text:s/></text:p>
          </table:table-cell>
          <table:table-cell office:value-type="float" office:value="1616485036.0700002" table:style-name="ce21">
            <text:p>1.616.485.036<text:s/></text:p>
          </table:table-cell>
          <table:table-cell office:value-type="float" office:value="259842056.88" table:style-name="ce21">
            <text:p>259.842.057<text:s/></text:p>
          </table:table-cell>
          <table:table-cell office:value-type="float" office:value="5209202740.5100002" table:style-name="ce21">
            <text:p>5.209.202.741<text:s/></text:p>
          </table:table-cell>
          <table:table-cell office:value-type="float" office:value="20315821018.469997" table:style-name="ce21">
            <text:p>20.315.821.018<text:s/></text:p>
          </table:table-cell>
          <table:table-cell office:value-type="float" office:value="349622757.66000003" table:style-name="ce21">
            <text:p>349.622.758<text:s/></text:p>
          </table:table-cell>
          <table:table-cell office:value-type="float" office:value="205906925.59999999" table:style-name="ce21">
            <text:p>205.906.926<text:s/></text:p>
          </table:table-cell>
          <table:table-cell office:value-type="float" office:value="64843065.589999989" table:style-name="ce21">
            <text:p>64.843.066<text:s/></text:p>
          </table:table-cell>
          <table:table-cell office:value-type="float" office:value="5067061147.71" table:style-name="ce21">
            <text:p>5.067.061.148<text:s/></text:p>
          </table:table-cell>
          <table:table-cell office:value-type="float" office:value="4493802808.8199997" table:style-name="ce21">
            <text:p>4.493.802.809<text:s/></text:p>
          </table:table-cell>
          <table:table-cell office:value-type="float" office:value="225372179.79000002" table:style-name="ce21">
            <text:p>225.372.180<text:s/></text:p>
          </table:table-cell>
          <table:table-cell office:value-type="float" office:value="48078934814.239998" table:style-name="ce21">
            <text:p>48.078.934.814<text:s/></text:p>
          </table:table-cell>
          <table:table-cell office:value-type="float" office:value="127414675.11" table:style-name="ce21">
            <text:p>127.414.675<text:s/></text:p>
          </table:table-cell>
          <table:table-cell office:value-type="float" office:value="115156059868.40999" table:style-name="ce22">
            <text:p>115.156.059.868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94826789.727312163" table:style-name="ce25">
            <text:p>94.826.790<text:s/></text:p>
          </table:table-cell>
          <table:table-cell office:value-type="float" office:value="282383243.61708438" table:style-name="ce25">
            <text:p>282.383.244<text:s/></text:p>
          </table:table-cell>
          <table:table-cell office:value-type="float" office:value="300400745.93679053" table:style-name="ce25">
            <text:p>300.400.746<text:s/></text:p>
          </table:table-cell>
          <table:table-cell office:value-type="float" office:value="73789688.347706258" table:style-name="ce25">
            <text:p>73.789.688<text:s/></text:p>
          </table:table-cell>
          <table:table-cell office:value-type="float" office:value="1451030021.3912685" table:style-name="ce25">
            <text:p>1.451.030.021<text:s/></text:p>
          </table:table-cell>
          <table:table-cell office:value-type="float" office:value="905690755.14356935" table:style-name="ce25">
            <text:p>905.690.755<text:s/></text:p>
          </table:table-cell>
          <table:table-cell office:value-type="float" office:value="682050103.18667638" table:style-name="ce25">
            <text:p>682.050.103<text:s/></text:p>
          </table:table-cell>
          <table:table-cell office:value-type="float" office:value="647336447.3849144" table:style-name="ce25">
            <text:p>647.336.447<text:s/></text:p>
          </table:table-cell>
          <table:table-cell office:value-type="float" office:value="778493493.86316526" table:style-name="ce25">
            <text:p>778.493.494<text:s/></text:p>
          </table:table-cell>
          <table:table-cell office:value-type="float" office:value="494179410.15001661" table:style-name="ce25">
            <text:p>494.179.410<text:s/></text:p>
          </table:table-cell>
          <table:table-cell office:value-type="float" office:value="3629161733.2283654" table:style-name="ce25">
            <text:p>3.629.161.733<text:s/></text:p>
          </table:table-cell>
          <table:table-cell office:value-type="float" office:value="430556434.48605525" table:style-name="ce25">
            <text:p>430.556.434<text:s/></text:p>
          </table:table-cell>
          <table:table-cell office:value-type="float" office:value="555034758.85848236" table:style-name="ce25">
            <text:p>555.034.759<text:s/></text:p>
          </table:table-cell>
          <table:table-cell office:value-type="float" office:value="831824001.78685832" table:style-name="ce25">
            <text:p>831.824.002<text:s/></text:p>
          </table:table-cell>
          <table:table-cell office:value-type="float" office:value="417542108.92147523" table:style-name="ce25">
            <text:p>417.542.109<text:s/></text:p>
          </table:table-cell>
          <table:table-cell office:value-type="float" office:value="1014956582.0861137" table:style-name="ce25">
            <text:p>1.014.956.582<text:s/></text:p>
          </table:table-cell>
          <table:table-cell office:value-type="float" office:value="350474471.05268544" table:style-name="ce25">
            <text:p>350.474.471<text:s/></text:p>
          </table:table-cell>
          <table:table-cell office:value-type="float" office:value="2236202229.5931692" table:style-name="ce25">
            <text:p>2.236.202.230<text:s/></text:p>
          </table:table-cell>
          <table:table-cell office:value-type="float" office:value="2956728154.4140806" table:style-name="ce25">
            <text:p>2.956.728.154<text:s/></text:p>
          </table:table-cell>
          <table:table-cell office:value-type="float" office:value="372090494.6455757" table:style-name="ce25">
            <text:p>372.090.495<text:s/></text:p>
          </table:table-cell>
          <table:table-cell office:value-type="float" office:value="149813361.64320529" table:style-name="ce25">
            <text:p>149.813.362<text:s/></text:p>
          </table:table-cell>
          <table:table-cell office:value-type="float" office:value="114882441.53682089" table:style-name="ce25">
            <text:p>114.882.442<text:s/></text:p>
          </table:table-cell>
          <table:table-cell office:value-type="float" office:value="2326313965.3662395" table:style-name="ce25">
            <text:p>2.326.313.965<text:s/></text:p>
          </table:table-cell>
          <table:table-cell office:value-type="float" office:value="1701986753.1146922" table:style-name="ce25">
            <text:p>1.701.986.753<text:s/></text:p>
          </table:table-cell>
          <table:table-cell office:value-type="float" office:value="300091195.34235471" table:style-name="ce25">
            <text:p>300.091.195<text:s/></text:p>
          </table:table-cell>
          <table:table-cell office:value-type="float" office:value="11823495027.137577" table:style-name="ce25">
            <text:p>11.823.495.027<text:s/></text:p>
          </table:table-cell>
          <table:table-cell office:value-type="float" office:value="220211987.04773396" table:style-name="ce25">
            <text:p>220.211.987<text:s/></text:p>
          </table:table-cell>
          <table:table-cell office:value-type="float" office:value="35141546399.009987" table:style-name="ce26">
            <text:p>35.141.546.399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59531736.22731215" table:style-name="ce21">
            <text:p>159.531.736<text:s/></text:p>
          </table:table-cell>
          <table:table-cell office:value-type="float" office:value="506804153.79708439" table:style-name="ce21">
            <text:p>506.804.154<text:s/></text:p>
          </table:table-cell>
          <table:table-cell office:value-type="float" office:value="1449939359.9867904" table:style-name="ce21">
            <text:p>1.449.939.360<text:s/></text:p>
          </table:table-cell>
          <table:table-cell office:value-type="float" office:value="139861713.60770625" table:style-name="ce21">
            <text:p>139.861.714<text:s/></text:p>
          </table:table-cell>
          <table:table-cell office:value-type="float" office:value="3463613511.8812685" table:style-name="ce21">
            <text:p>3.463.613.512<text:s/></text:p>
          </table:table-cell>
          <table:table-cell office:value-type="float" office:value="2213435089.3635693" table:style-name="ce21">
            <text:p>2.213.435.089<text:s/></text:p>
          </table:table-cell>
          <table:table-cell office:value-type="float" office:value="11352713846.646675" table:style-name="ce21">
            <text:p>11.352.713.847<text:s/></text:p>
          </table:table-cell>
          <table:table-cell office:value-type="float" office:value="2778767551.2149143" table:style-name="ce21">
            <text:p>2.778.767.551<text:s/></text:p>
          </table:table-cell>
          <table:table-cell office:value-type="float" office:value="2059875873.6331654" table:style-name="ce21">
            <text:p>2.059.875.874<text:s/></text:p>
          </table:table-cell>
          <table:table-cell office:value-type="float" office:value="1089759153.1200166" table:style-name="ce21">
            <text:p>1.089.759.153<text:s/></text:p>
          </table:table-cell>
          <table:table-cell office:value-type="float" office:value="11088629415.158365" table:style-name="ce21">
            <text:p>11.088.629.415<text:s/></text:p>
          </table:table-cell>
          <table:table-cell office:value-type="float" office:value="847595874.30605531" table:style-name="ce21">
            <text:p>847.595.874<text:s/></text:p>
          </table:table-cell>
          <table:table-cell office:value-type="float" office:value="1292748408.1984823" table:style-name="ce21">
            <text:p>1.292.748.408<text:s/></text:p>
          </table:table-cell>
          <table:table-cell office:value-type="float" office:value="1484937773.2968583" table:style-name="ce21">
            <text:p>1.484.937.773<text:s/></text:p>
          </table:table-cell>
          <table:table-cell office:value-type="float" office:value="787836917.55147529" table:style-name="ce21">
            <text:p>787.836.918<text:s/></text:p>
          </table:table-cell>
          <table:table-cell office:value-type="float" office:value="2631441618.1561136" table:style-name="ce21">
            <text:p>2.631.441.618<text:s/></text:p>
          </table:table-cell>
          <table:table-cell office:value-type="float" office:value="610316527.93268538" table:style-name="ce21">
            <text:p>610.316.528<text:s/></text:p>
          </table:table-cell>
          <table:table-cell office:value-type="float" office:value="7445404970.1031694" table:style-name="ce21">
            <text:p>7.445.404.970<text:s/></text:p>
          </table:table-cell>
          <table:table-cell office:value-type="float" office:value="23272549172.884079" table:style-name="ce21">
            <text:p>23.272.549.173<text:s/></text:p>
          </table:table-cell>
          <table:table-cell office:value-type="float" office:value="721713252.30557573" table:style-name="ce21">
            <text:p>721.713.252<text:s/></text:p>
          </table:table-cell>
          <table:table-cell office:value-type="float" office:value="355720287.24320531" table:style-name="ce21">
            <text:p>355.720.287<text:s/></text:p>
          </table:table-cell>
          <table:table-cell office:value-type="float" office:value="179725507.12682086" table:style-name="ce21">
            <text:p>179.725.507<text:s/></text:p>
          </table:table-cell>
          <table:table-cell office:value-type="float" office:value="7393375113.0762396" table:style-name="ce21">
            <text:p>7.393.375.113<text:s/></text:p>
          </table:table-cell>
          <table:table-cell office:value-type="float" office:value="6195789561.9346924" table:style-name="ce21">
            <text:p>6.195.789.562<text:s/></text:p>
          </table:table-cell>
          <table:table-cell office:value-type="float" office:value="525463375.13235474" table:style-name="ce21">
            <text:p>525.463.375<text:s/></text:p>
          </table:table-cell>
          <table:table-cell office:value-type="float" office:value="59902429841.377579" table:style-name="ce21">
            <text:p>59.902.429.841<text:s/></text:p>
          </table:table-cell>
          <table:table-cell office:value-type="float" office:value="347626662.15773398" table:style-name="ce21">
            <text:p>347.626.662<text:s/></text:p>
          </table:table-cell>
          <table:table-cell office:value-type="float" office:value="150297606267.41998" table:style-name="ce22">
            <text:p>150.297.606.26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19404.51736502803" table:style-name="ce27">
            <text:p>619.405<text:s/></text:p>
          </table:table-cell>
          <table:table-cell office:value-type="float" office:value="2194868.8671944188" table:style-name="ce27">
            <text:p>2.194.869<text:s/></text:p>
          </table:table-cell>
          <table:table-cell office:value-type="float" office:value="2227658.0169480434" table:style-name="ce27">
            <text:p>2.227.658<text:s/></text:p>
          </table:table-cell>
          <table:table-cell office:value-type="float" office:value="424723.91287086299" table:style-name="ce27">
            <text:p>424.724<text:s/></text:p>
          </table:table-cell>
          <table:table-cell office:value-type="float" office:value="9537859.7859304734" table:style-name="ce27">
            <text:p>9.537.860<text:s/></text:p>
          </table:table-cell>
          <table:table-cell office:value-type="float" office:value="3353298.2617357997" table:style-name="ce27">
            <text:p>3.353.298<text:s/></text:p>
          </table:table-cell>
          <table:table-cell office:value-type="float" office:value="8702474.0287278146" table:style-name="ce27">
            <text:p>8.702.474<text:s/></text:p>
          </table:table-cell>
          <table:table-cell office:value-type="float" office:value="4452533.0309186187" table:style-name="ce27">
            <text:p>4.452.533<text:s/></text:p>
          </table:table-cell>
          <table:table-cell office:value-type="float" office:value="6046925.9351882003" table:style-name="ce27">
            <text:p>6.046.926<text:s/></text:p>
          </table:table-cell>
          <table:table-cell office:value-type="float" office:value="2120262.4275685097" table:style-name="ce27">
            <text:p>2.120.262<text:s/></text:p>
          </table:table-cell>
          <table:table-cell office:value-type="float" office:value="23888978.221676387" table:style-name="ce27">
            <text:p>23.888.978<text:s/></text:p>
          </table:table-cell>
          <table:table-cell office:value-type="float" office:value="3847228.9196888204" table:style-name="ce27">
            <text:p>3.847.229<text:s/></text:p>
          </table:table-cell>
          <table:table-cell office:value-type="float" office:value="3744759.4610490655" table:style-name="ce27">
            <text:p>3.744.759<text:s/></text:p>
          </table:table-cell>
          <table:table-cell office:value-type="float" office:value="4596640.3976191767" table:style-name="ce27">
            <text:p>4.596.640<text:s/></text:p>
          </table:table-cell>
          <table:table-cell office:value-type="float" office:value="2373589.1823943071" table:style-name="ce27">
            <text:p>2.373.589<text:s/></text:p>
          </table:table-cell>
          <table:table-cell office:value-type="float" office:value="10443738.775045509" table:style-name="ce27">
            <text:p>10.443.739<text:s/></text:p>
          </table:table-cell>
          <table:table-cell office:value-type="float" office:value="2163782.4387418777" table:style-name="ce27">
            <text:p>2.163.782<text:s/></text:p>
          </table:table-cell>
          <table:table-cell office:value-type="float" office:value="16089496.81933024" table:style-name="ce27">
            <text:p>16.089.497<text:s/></text:p>
          </table:table-cell>
          <table:table-cell office:value-type="float" office:value="9904302027.1974277" table:style-name="ce27">
            <text:p>9.904.302.027<text:s/></text:p>
          </table:table-cell>
          <table:table-cell office:value-type="float" office:value="2799619.492881224" table:style-name="ce27">
            <text:p>2.799.619<text:s/></text:p>
          </table:table-cell>
          <table:table-cell office:value-type="float" office:value="1069841.3173320342" table:style-name="ce27">
            <text:p>1.069.841<text:s/></text:p>
          </table:table-cell>
          <table:table-cell office:value-type="float" office:value="276421.45150732319" table:style-name="ce27">
            <text:p>276.421<text:s/></text:p>
          </table:table-cell>
          <table:table-cell office:value-type="float" office:value="15055526.939610993" table:style-name="ce27">
            <text:p>15.055.527<text:s/></text:p>
          </table:table-cell>
          <table:table-cell office:value-type="float" office:value="8454898.9492635634" table:style-name="ce27">
            <text:p>8.454.899<text:s/></text:p>
          </table:table-cell>
          <table:table-cell office:value-type="float" office:value="2305251.1313962848" table:style-name="ce27">
            <text:p>2.305.251<text:s/></text:p>
          </table:table-cell>
          <table:table-cell office:value-type="float" office:value="85911226.767707109" table:style-name="ce27">
            <text:p>85.911.227<text:s/></text:p>
          </table:table-cell>
          <table:table-cell office:value-type="float" office:value="911419.79288296192" table:style-name="ce27">
            <text:p>911.420<text:s/></text:p>
          </table:table-cell>
          <table:table-cell office:value-type="float" office:value="10127914456.040001" table:style-name="ce28">
            <text:p>10.127.914.45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60151140.74467719" table:style-name="ce21">
            <text:p>160.151.141<text:s/></text:p>
          </table:table-cell>
          <table:table-cell office:value-type="float" office:value="508999022.66427881" table:style-name="ce21">
            <text:p>508.999.023<text:s/></text:p>
          </table:table-cell>
          <table:table-cell office:value-type="float" office:value="1452167018.0037384" table:style-name="ce21">
            <text:p>1.452.167.018<text:s/></text:p>
          </table:table-cell>
          <table:table-cell office:value-type="float" office:value="140286437.5205771" table:style-name="ce21">
            <text:p>140.286.438<text:s/></text:p>
          </table:table-cell>
          <table:table-cell office:value-type="float" office:value="3473151371.6671991" table:style-name="ce21">
            <text:p>3.473.151.372<text:s/></text:p>
          </table:table-cell>
          <table:table-cell office:value-type="float" office:value="2216788387.6253052" table:style-name="ce21">
            <text:p>2.216.788.388<text:s/></text:p>
          </table:table-cell>
          <table:table-cell office:value-type="float" office:value="11361416320.675404" table:style-name="ce21">
            <text:p>11.361.416.321<text:s/></text:p>
          </table:table-cell>
          <table:table-cell office:value-type="float" office:value="2783220084.2458329" table:style-name="ce21">
            <text:p>2.783.220.084<text:s/></text:p>
          </table:table-cell>
          <table:table-cell office:value-type="float" office:value="2065922799.5683537" table:style-name="ce21">
            <text:p>2.065.922.800<text:s/></text:p>
          </table:table-cell>
          <table:table-cell office:value-type="float" office:value="1091879415.547585" table:style-name="ce21">
            <text:p>1.091.879.416<text:s/></text:p>
          </table:table-cell>
          <table:table-cell office:value-type="float" office:value="11112518393.380041" table:style-name="ce21">
            <text:p>11.112.518.393<text:s/></text:p>
          </table:table-cell>
          <table:table-cell office:value-type="float" office:value="851443103.22574413" table:style-name="ce21">
            <text:p>851.443.103<text:s/></text:p>
          </table:table-cell>
          <table:table-cell office:value-type="float" office:value="1296493167.6595314" table:style-name="ce21">
            <text:p>1.296.493.168<text:s/></text:p>
          </table:table-cell>
          <table:table-cell office:value-type="float" office:value="1489534413.6944776" table:style-name="ce21">
            <text:p>1.489.534.414<text:s/></text:p>
          </table:table-cell>
          <table:table-cell office:value-type="float" office:value="790210506.73386955" table:style-name="ce21">
            <text:p>790.210.507<text:s/></text:p>
          </table:table-cell>
          <table:table-cell office:value-type="float" office:value="2641885356.931159" table:style-name="ce21">
            <text:p>2.641.885.357<text:s/></text:p>
          </table:table-cell>
          <table:table-cell office:value-type="float" office:value="612480310.3714273" table:style-name="ce21">
            <text:p>612.480.310<text:s/></text:p>
          </table:table-cell>
          <table:table-cell office:value-type="float" office:value="7461494466.9224997" table:style-name="ce21">
            <text:p>7.461.494.467<text:s/></text:p>
          </table:table-cell>
          <table:table-cell office:value-type="float" office:value="33176851200.081505" table:style-name="ce21">
            <text:p>33.176.851.200<text:s/></text:p>
          </table:table-cell>
          <table:table-cell office:value-type="float" office:value="724512871.79845691" table:style-name="ce21">
            <text:p>724.512.872<text:s/></text:p>
          </table:table-cell>
          <table:table-cell office:value-type="float" office:value="356790128.56053734" table:style-name="ce21">
            <text:p>356.790.129<text:s/></text:p>
          </table:table-cell>
          <table:table-cell office:value-type="float" office:value="180001928.57832819" table:style-name="ce21">
            <text:p>180.001.929<text:s/></text:p>
          </table:table-cell>
          <table:table-cell office:value-type="float" office:value="7408430640.015851" table:style-name="ce21">
            <text:p>7.408.430.640<text:s/></text:p>
          </table:table-cell>
          <table:table-cell office:value-type="float" office:value="6204244460.883956" table:style-name="ce21">
            <text:p>6.204.244.461<text:s/></text:p>
          </table:table-cell>
          <table:table-cell office:value-type="float" office:value="527768626.26375103" table:style-name="ce21">
            <text:p>527.768.626<text:s/></text:p>
          </table:table-cell>
          <table:table-cell office:value-type="float" office:value="59988341068.145287" table:style-name="ce21">
            <text:p>59.988.341.068<text:s/></text:p>
          </table:table-cell>
          <table:table-cell office:value-type="float" office:value="348538081.95061696" table:style-name="ce21">
            <text:p>348.538.082<text:s/></text:p>
          </table:table-cell>
          <table:table-cell office:value-type="float" office:value="160425520723.45999" table:style-name="ce22">
            <text:p>160.425.520.72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2-12T12:56:36Z</dc:date>
    <meta:print-date>2011-05-12T16:46:54Z</meta:print-date>
    <meta:editing-cycles>41</meta:editing-cycles>
    <meta:editing-duration>PT4293S</meta:editing-duration>
  </office:meta>
</office:document-meta>
</file>